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1" svg:font-family="'Times New Roman'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522cm" style:rel-column-width="1430*"/>
    </style:style>
    <style:style style:name="Tabela4.B" style:family="table-column">
      <style:table-column-properties style:column-width="14.478cm" style:rel-column-width="8208*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6.992cm" table:align="left"/>
    </style:style>
    <style:style style:name="Tabela5.A" style:family="table-column">
      <style:table-column-properties style:column-width="3.291cm"/>
    </style:style>
    <style:style style:name="Tabela5.B" style:family="table-column">
      <style:table-column-properties style:column-width="13.7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7.022cm" fo:margin-left="0cm" table:align="left"/>
    </style:style>
    <style:style style:name="Tabela6.A" style:family="table-column">
      <style:table-column-properties style:column-width="2.852cm"/>
    </style:style>
    <style:style style:name="Tabela6.B" style:family="table-column">
      <style:table-column-properties style:column-width="14.169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16.992cm" table:align="left"/>
    </style:style>
    <style:style style:name="Tabela7.A" style:family="table-column">
      <style:table-column-properties style:column-width="2.902cm"/>
    </style:style>
    <style:style style:name="Tabela7.B" style:family="table-column">
      <style:table-column-properties style:column-width="14.09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16.992cm" table:align="left"/>
    </style:style>
    <style:style style:name="Tabela8.A" style:family="table-column">
      <style:table-column-properties style:column-width="2.886cm"/>
    </style:style>
    <style:style style:name="Tabela8.B" style:family="table-column">
      <style:table-column-properties style:column-width="14.106cm"/>
    </style:style>
    <style:style style:name="Tabela8.A1" style:family="table-cell">
      <style:table-cell-properties style:vertical-align="middle"/>
    </style:style>
    <style:style style:name="Tabela9" style:family="table">
      <style:table-properties style:width="16.963cm" table:align="left"/>
    </style:style>
    <style:style style:name="Tabela9.A" style:family="table-column">
      <style:table-column-properties style:column-width="3.343cm"/>
    </style:style>
    <style:style style:name="Tabela9.B" style:family="table-column">
      <style:table-column-properties style:column-width="13.621cm"/>
    </style:style>
    <style:style style:name="Tabela9.A1" style:family="table-cell">
      <style:table-cell-properties style:vertical-align="middle"/>
    </style:style>
    <style:style style:name="Tabela10" style:family="table">
      <style:table-properties style:width="16.992cm" table:align="left"/>
    </style:style>
    <style:style style:name="Tabela10.A" style:family="table-column">
      <style:table-column-properties style:column-width="2.854cm"/>
    </style:style>
    <style:style style:name="Tabela10.B" style:family="table-column">
      <style:table-column-properties style:column-width="14.138cm"/>
    </style:style>
    <style:style style:name="Tabela10.A1" style:family="table-cell">
      <style:table-cell-properties style:vertical-align="middle"/>
    </style:style>
    <style:style style:name="Tabela11" style:family="table">
      <style:table-properties style:width="16.903cm" fo:margin-left="0.03cm" table:align="left"/>
    </style:style>
    <style:style style:name="Tabela11.A" style:family="table-column">
      <style:table-column-properties style:column-width="2.96cm"/>
    </style:style>
    <style:style style:name="Tabela11.B" style:family="table-column">
      <style:table-column-properties style:column-width="13.944cm"/>
    </style:style>
    <style:style style:name="Tabela11.A1" style:family="table-cell">
      <style:table-cell-properties style:vertical-align="middle"/>
    </style:style>
    <style:style style:name="Tabela12" style:family="table">
      <style:table-properties style:width="16.9cm" table:align="left"/>
    </style:style>
    <style:style style:name="Tabela12.A" style:family="table-column">
      <style:table-column-properties style:column-width="3.634cm"/>
    </style:style>
    <style:style style:name="Tabela12.B" style:family="table-column">
      <style:table-column-properties style:column-width="13.264cm"/>
    </style:style>
    <style:style style:name="Tabela12.A1" style:family="table-cell">
      <style:table-cell-properties style:vertical-align="middle"/>
    </style:style>
    <style:style style:name="Tabela13" style:family="table">
      <style:table-properties style:width="16.9cm" table:align="left"/>
    </style:style>
    <style:style style:name="Tabela13.A" style:family="table-column">
      <style:table-column-properties style:column-width="3.565cm"/>
    </style:style>
    <style:style style:name="Tabela13.B" style:family="table-column">
      <style:table-column-properties style:column-width="13.333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16.9cm" table:align="left"/>
    </style:style>
    <style:style style:name="Tabela14.A" style:family="table-column">
      <style:table-column-properties style:column-width="3.216cm"/>
    </style:style>
    <style:style style:name="Tabela14.B" style:family="table-column">
      <style:table-column-properties style:column-width="13.682cm"/>
    </style:style>
    <style:style style:name="Tabela14.A1" style:family="table-cell">
      <style:table-cell-properties style:vertical-align="middle"/>
    </style:style>
    <style:style style:name="Tabela15" style:family="table">
      <style:table-properties style:width="16.9cm" table:align="left"/>
    </style:style>
    <style:style style:name="Tabela15.A" style:family="table-column">
      <style:table-column-properties style:column-width="3.224cm"/>
    </style:style>
    <style:style style:name="Tabela15.B" style:family="table-column">
      <style:table-column-properties style:column-width="13.674cm"/>
    </style:style>
    <style:style style:name="Tabela15.A1" style:family="table-cell">
      <style:table-cell-properties style:vertical-align="middle"/>
    </style:style>
    <style:style style:name="Tabela16" style:family="table">
      <style:table-properties style:width="16.9cm" table:align="left"/>
    </style:style>
    <style:style style:name="Tabela16.A" style:family="table-column">
      <style:table-column-properties style:column-width="3.434cm"/>
    </style:style>
    <style:style style:name="Tabela16.B" style:family="table-column">
      <style:table-column-properties style:column-width="13.464cm"/>
    </style:style>
    <style:style style:name="Tabela16.A1" style:family="table-cell">
      <style:table-cell-properties style:vertical-align="middle"/>
    </style:style>
    <style:style style:name="Tabela17" style:family="table">
      <style:table-properties style:width="16.9cm" table:align="left"/>
    </style:style>
    <style:style style:name="Tabela17.A" style:family="table-column">
      <style:table-column-properties style:column-width="3.805cm"/>
    </style:style>
    <style:style style:name="Tabela17.B" style:family="table-column">
      <style:table-column-properties style:column-width="13.093cm"/>
    </style:style>
    <style:style style:name="Tabela17.A1" style:family="table-cell">
      <style:table-cell-properties style:vertical-align="middle"/>
    </style:style>
    <style:style style:name="Tabela18" style:family="table">
      <style:table-properties style:width="16.9cm" table:align="left"/>
    </style:style>
    <style:style style:name="Tabela18.A" style:family="table-column">
      <style:table-column-properties style:column-width="3.216cm"/>
    </style:style>
    <style:style style:name="Tabela18.B" style:family="table-column">
      <style:table-column-properties style:column-width="13.682cm"/>
    </style:style>
    <style:style style:name="Tabela18.A1" style:family="table-cell">
      <style:table-cell-properties style:vertical-align="middle"/>
    </style:style>
    <style:style style:name="Tabela19" style:family="table">
      <style:table-properties style:width="16.9cm" table:align="left"/>
    </style:style>
    <style:style style:name="Tabela19.A" style:family="table-column">
      <style:table-column-properties style:column-width="3.378cm"/>
    </style:style>
    <style:style style:name="Tabela19.B" style:family="table-column">
      <style:table-column-properties style:column-width="13.52cm"/>
    </style:style>
    <style:style style:name="Tabela19.A1" style:family="table-cell">
      <style:table-cell-properties style:vertical-align="middle"/>
    </style:style>
    <style:style style:name="Tabela20" style:family="table">
      <style:table-properties style:width="16.9cm" table:align="left"/>
    </style:style>
    <style:style style:name="Tabela20.A" style:family="table-column">
      <style:table-column-properties style:column-width="3.667cm"/>
    </style:style>
    <style:style style:name="Tabela20.B" style:family="table-column">
      <style:table-column-properties style:column-width="13.231cm"/>
    </style:style>
    <style:style style:name="Tabela20.A1" style:family="table-cell">
      <style:table-cell-properties style:vertical-align="middle"/>
    </style:style>
    <style:style style:name="Tabela21" style:family="table">
      <style:table-properties style:width="16.9cm" table:align="left"/>
    </style:style>
    <style:style style:name="Tabela21.A" style:family="table-column">
      <style:table-column-properties style:column-width="3.478cm"/>
    </style:style>
    <style:style style:name="Tabela21.B" style:family="table-column">
      <style:table-column-properties style:column-width="13.42cm"/>
    </style:style>
    <style:style style:name="Tabela21.A1" style:family="table-cell">
      <style:table-cell-properties style:vertical-align="middle"/>
    </style:style>
    <style:style style:name="Tabela22" style:family="table">
      <style:table-properties style:width="16.9cm" table:align="left"/>
    </style:style>
    <style:style style:name="Tabela22.A" style:family="table-column">
      <style:table-column-properties style:column-width="3.216cm"/>
    </style:style>
    <style:style style:name="Tabela22.B" style:family="table-column">
      <style:table-column-properties style:column-width="13.682cm"/>
    </style:style>
    <style:style style:name="Tabela22.A1" style:family="table-cell">
      <style:table-cell-properties style:vertical-align="middle"/>
    </style:style>
    <style:style style:name="Tabela23" style:family="table">
      <style:table-properties style:width="16.9cm" table:align="left"/>
    </style:style>
    <style:style style:name="Tabela23.A" style:family="table-column">
      <style:table-column-properties style:column-width="3.288cm"/>
    </style:style>
    <style:style style:name="Tabela23.B" style:family="table-column">
      <style:table-column-properties style:column-width="13.61cm"/>
    </style:style>
    <style:style style:name="Tabela23.A1" style:family="table-cell">
      <style:table-cell-properties style:vertical-align="middle"/>
    </style:style>
    <style:style style:name="Tabela24" style:family="table">
      <style:table-properties style:width="16.9cm" table:align="left"/>
    </style:style>
    <style:style style:name="Tabela24.A" style:family="table-column">
      <style:table-column-properties style:column-width="3.364cm"/>
    </style:style>
    <style:style style:name="Tabela24.B" style:family="table-column">
      <style:table-column-properties style:column-width="13.534cm"/>
    </style:style>
    <style:style style:name="Tabela24.A1" style:family="table-cell">
      <style:table-cell-properties style:vertical-align="middle"/>
    </style:style>
    <style:style style:name="Tabela25" style:family="table">
      <style:table-properties style:width="16.9cm" table:align="left"/>
    </style:style>
    <style:style style:name="Tabela25.A" style:family="table-column">
      <style:table-column-properties style:column-width="2.808cm"/>
    </style:style>
    <style:style style:name="Tabela25.B" style:family="table-column">
      <style:table-column-properties style:column-width="14.09cm"/>
    </style:style>
    <style:style style:name="Tabela25.A1" style:family="table-cell">
      <style:table-cell-properties style:vertical-align="middle"/>
    </style:style>
    <style:style style:name="Tabela26" style:family="table">
      <style:table-properties style:width="16.9cm" table:align="left"/>
    </style:style>
    <style:style style:name="Tabela26.A" style:family="table-column">
      <style:table-column-properties style:column-width="2.485cm"/>
    </style:style>
    <style:style style:name="Tabela26.B" style:family="table-column">
      <style:table-column-properties style:column-width="14.413cm"/>
    </style:style>
    <style:style style:name="Tabela26.A1" style:family="table-cell">
      <style:table-cell-properties style:vertical-align="middle"/>
    </style:style>
    <style:style style:name="Tabela27" style:family="table">
      <style:table-properties style:width="16.9cm" table:align="left"/>
    </style:style>
    <style:style style:name="Tabela27.A" style:family="table-column">
      <style:table-column-properties style:column-width="3.383cm"/>
    </style:style>
    <style:style style:name="Tabela27.B" style:family="table-column">
      <style:table-column-properties style:column-width="13.515cm"/>
    </style:style>
    <style:style style:name="Tabela27.A1" style:family="table-cell">
      <style:table-cell-properties style:vertical-align="middle"/>
    </style:style>
    <style:style style:name="Tabela28" style:family="table">
      <style:table-properties style:width="16.9cm" table:align="left"/>
    </style:style>
    <style:style style:name="Tabela28.A" style:family="table-column">
      <style:table-column-properties style:column-width="2.39cm"/>
    </style:style>
    <style:style style:name="Tabela28.B" style:family="table-column">
      <style:table-column-properties style:column-width="14.508cm"/>
    </style:style>
    <style:style style:name="Tabela28.A1" style:family="table-cell">
      <style:table-cell-properties style:vertical-align="middle"/>
    </style:style>
    <style:style style:name="Tabela29" style:family="table">
      <style:table-properties style:width="16.9cm" table:align="left"/>
    </style:style>
    <style:style style:name="Tabela29.A" style:family="table-column">
      <style:table-column-properties style:column-width="3.729cm"/>
    </style:style>
    <style:style style:name="Tabela29.B" style:family="table-column">
      <style:table-column-properties style:column-width="13.169cm"/>
    </style:style>
    <style:style style:name="Tabela29.A1" style:family="table-cell">
      <style:table-cell-properties style:vertical-align="middle"/>
    </style:style>
    <style:style style:name="Tabela30" style:family="table">
      <style:table-properties style:width="16.9cm" table:align="left"/>
    </style:style>
    <style:style style:name="Tabela30.A" style:family="table-column">
      <style:table-column-properties style:column-width="2.334cm"/>
    </style:style>
    <style:style style:name="Tabela30.B" style:family="table-column">
      <style:table-column-properties style:column-width="14.564cm"/>
    </style:style>
    <style:style style:name="Tabela30.A1" style:family="table-cell">
      <style:table-cell-properties style:vertical-align="middle"/>
    </style:style>
    <style:style style:name="Tabela31" style:family="table">
      <style:table-properties style:width="16.9cm" table:align="left"/>
    </style:style>
    <style:style style:name="Tabela31.A" style:family="table-column">
      <style:table-column-properties style:column-width="2.692cm"/>
    </style:style>
    <style:style style:name="Tabela31.B" style:family="table-column">
      <style:table-column-properties style:column-width="14.206cm"/>
    </style:style>
    <style:style style:name="Tabela31.A1" style:family="table-cell">
      <style:table-cell-properties style:vertical-align="middle"/>
    </style:style>
    <style:style style:name="Tabela32" style:family="table">
      <style:table-properties style:width="16.889cm" table:align="left"/>
    </style:style>
    <style:style style:name="Tabela32.A" style:family="table-column">
      <style:table-column-properties style:column-width="2.669cm"/>
    </style:style>
    <style:style style:name="Tabela32.B" style:family="table-column">
      <style:table-column-properties style:column-width="14.22cm"/>
    </style:style>
    <style:style style:name="Tabela32.A1" style:family="table-cell">
      <style:table-cell-properties style:vertical-align="middle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7" style:family="paragraph" style:parent-style-name="Standard">
      <style:text-properties officeooo:paragraph-rsid="0016a6d4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6a6d4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6a6d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2pt" style:font-size-asian="12pt" style:font-size-complex="12pt"/>
    </style:style>
    <style:style style:name="P15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16" style:family="paragraph" style:parent-style-name="Heading_20_1">
      <style:paragraph-properties fo:line-height="150%" fo:text-align="justify" style:justify-single-word="false"/>
    </style:style>
    <style:style style:name="P17" style:family="paragraph" style:parent-style-name="Heading_20_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officeooo:paragraph-rsid="001960ef" style:font-size-asian="12pt" style:font-size-complex="12pt"/>
    </style:style>
    <style:style style:name="P18" style:family="paragraph" style:parent-style-name="Heading_20_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officeooo:paragraph-rsid="0019cc62" style:font-size-asian="12pt" style:font-size-complex="12pt"/>
    </style:style>
    <style:style style:name="P19" style:family="paragraph" style:parent-style-name="Heading_20_1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1960ef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19cc62" style:font-size-asian="12pt" style:font-size-complex="12pt"/>
    </style:style>
    <style:style style:name="P21" style:family="paragraph" style:parent-style-name="Text_20_body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" fo:font-size="12pt" officeooo:paragraph-rsid="00190d32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size-complex="12pt"/>
    </style:style>
    <style:style style:name="P28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2pt" fo:font-weight="bold" style:font-size-asian="12pt" style:font-size-complex="12pt"/>
    </style:style>
    <style:style style:name="P30" style:family="paragraph" style:parent-style-name="Table_20_Contents">
      <style:paragraph-properties fo:margin-left="1.27cm" fo:margin-right="0cm" fo:text-align="justify" style:justify-single-word="false" fo:text-indent="-0.635cm" style:auto-text-indent="false"/>
      <style:text-properties style:font-name="Arial" fo:font-size="12pt" style:font-size-asian="12pt" style:font-size-complex="12pt"/>
    </style:style>
    <style:style style:name="P31" style:family="paragraph" style:parent-style-name="Table_20_Contents">
      <style:paragraph-properties fo:margin-left="1.27cm" fo:margin-right="0cm" fo:text-align="justify" style:justify-single-word="false" fo:text-indent="-0.635cm" style:auto-text-indent="false"/>
      <style:text-properties style:font-name="Arial" fo:font-size="12pt" officeooo:paragraph-rsid="00179fda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16a6d4" style:font-size-asian="11pt" style:font-weight-asian="normal" style:font-size-complex="11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weight="bold" officeooo:rsid="001960ef" style:font-weight-asian="bold" style:font-weight-complex="bold"/>
    </style:style>
    <style:style style:name="T5" style:family="text">
      <style:text-properties fo:color="#000000" fo:font-weight="bold" officeooo:rsid="0019cc62" style:font-weight-asian="bold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fo:font-weight="bold" officeooo:rsid="0016a6d4" style:font-size-asian="12pt" style:font-weight-asian="bold" style:font-size-complex="12pt" style:font-weight-complex="bold"/>
    </style:style>
    <style:style style:name="T8" style:family="text">
      <style:text-properties fo:color="#000000" style:font-name="Arial" fo:font-size="12pt" style:font-size-asian="12pt" style:font-size-complex="12pt"/>
    </style:style>
    <style:style style:name="T9" style:family="text">
      <style:text-properties fo:color="#000000" style:font-name="Arial" fo:font-size="12pt" officeooo:rsid="0016a6d4" style:font-size-asian="12pt" style:font-size-complex="12pt"/>
    </style:style>
    <style:style style:name="T10" style:family="text">
      <style:text-properties fo:color="#000000" style:font-name="Arial" fo:font-size="12pt" officeooo:rsid="001960ef" style:font-size-asian="12pt" style:font-size-complex="12pt"/>
    </style:style>
    <style:style style:name="T11" style:family="text">
      <style:text-properties fo:color="#000000" officeooo:rsid="001960ef" style:font-weight-asian="bold" style:font-weight-complex="bold"/>
    </style:style>
    <style:style style:name="T12" style:family="text">
      <style:text-properties fo:color="#000000" officeooo:rsid="0019cc62" style:font-weight-asian="bold" style:font-weight-complex="bold"/>
    </style:style>
    <style:style style:name="T13" style:family="text">
      <style:text-properties fo:font-weight="bold"/>
    </style:style>
    <style:style style:name="T14" style:family="text">
      <style:text-properties fo:font-variant="normal" fo:text-transform="none"/>
    </style:style>
    <style:style style:name="T15" style:family="text">
      <style:text-properties officeooo:rsid="00179fd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8"><text:span text:style-name="Fonte_20_parág._20_padrão"><text:span text:style-name="T6"/></text:span></text:p>
      <text:p text:style-name="P9"><text:bookmark text:name="id.gjdgxs"/><text:span text:style-name="Fonte_20_parág._20_padrão"><text:span text:style-name="T7">SGB_RCU_ReutilizacaoCasosDeUso</text:span></text:span></text:p>
      <text:p text:style-name="P8"><text:span text:style-name="Fonte_20_parág._20_padrão"><text:span text:style-name="T6">Versão 0.1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2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12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12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12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13"><text:span text:style-name="Fonte_20_parág._20_padrão"><text:span text:style-name="T9">Gabriel Vieira</text:span></text:span></text:p>
          </table:table-cell>
          <table:table-cell table:style-name="Tabela2.A2" office:value-type="string">
            <text:p text:style-name="P12"><text:span text:style-name="Fonte_20_parág._20_padrão"><text:span text:style-name="T8">Criação do Documento</text:span></text:span></text:p>
          </table:table-cell>
          <table:table-cell table:style-name="Tabela2.A2" office:value-type="string">
            <text:p text:style-name="P12"><text:span text:style-name="Fonte_20_parág._20_padrão"><text:span text:style-name="T9">10</text:span></text:span><text:span text:style-name="Fonte_20_parág._20_padrão"><text:span text:style-name="T8">/1</text:span></text:span><text:span text:style-name="Fonte_20_parág._20_padrão"><text:span text:style-name="T9">1</text:span></text:span><text:span text:style-name="Fonte_20_parág._20_padrão"><text:span text:style-name="T8">/2012</text:span></text:span></text:p>
          </table:table-cell>
          <table:table-cell table:style-name="Tabela2.A2" office:value-type="string">
            <text:p text:style-name="P12"><text:span text:style-name="Fonte_20_parág._20_padrão"><text:span text:style-name="T8">0.1</text:span></text:span></text:p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6"><text:a xlink:type="simple" xlink:href="#__RefHeading__3196_103755458">1 Introdução <text:tab/>4</text:a></text:p>
          <text:p text:style-name="P26"><text:a xlink:type="simple" xlink:href="#__RefHeading__392_1794975504">Efetuar Login<text:tab/>4</text:a></text:p>
          <text:p text:style-name="P26"><text:a xlink:type="simple" xlink:href="#__RefHeading__394_1794975504">Cadastrar Institutos da UFG<text:tab/>5</text:a></text:p>
          <text:p text:style-name="P26"><text:a xlink:type="simple" xlink:href="#__RefHeading__396_1794975504">Pesquisar Instituto da UFG<text:tab/>6</text:a></text:p>
          <text:p text:style-name="P26"><text:a xlink:type="simple" xlink:href="#__RefHeading__398_1794975504">Editar Instituto da UFG<text:tab/>6</text:a></text:p>
          <text:p text:style-name="P26"><text:a xlink:type="simple" xlink:href="#__RefHeading__400_1794975504">Excluir Instituto da UFG<text:tab/>7</text:a></text:p>
          <text:p text:style-name="P26"><text:a xlink:type="simple" xlink:href="#__RefHeading__402_1794975504">Cadastrar Cursos<text:tab/>7</text:a></text:p>
          <text:p text:style-name="P26"><text:a xlink:type="simple" xlink:href="#__RefHeading__404_1794975504">Pesquisar Cursos<text:tab/>7</text:a></text:p>
          <text:p text:style-name="P26"><text:a xlink:type="simple" xlink:href="#__RefHeading__406_1794975504">Editar Curso<text:tab/>8</text:a></text:p>
          <text:p text:style-name="P26"><text:a xlink:type="simple" xlink:href="#__RefHeading__408_1794975504">Excluir Curso<text:tab/>8</text:a></text:p>
          <text:p text:style-name="P26"><text:a xlink:type="simple" xlink:href="#__RefHeading__410_1794975504">Cadastrar Disciplinas<text:tab/>9</text:a></text:p>
          <text:p text:style-name="P26"><text:a xlink:type="simple" xlink:href="#__RefHeading__412_1794975504">Pesquisar Disciplina<text:tab/>9</text:a></text:p>
          <text:p text:style-name="P26"><text:a xlink:type="simple" xlink:href="#__RefHeading__414_1794975504">Editar Disciplina<text:tab/>10</text:a></text:p>
          <text:p text:style-name="P26"><text:a xlink:type="simple" xlink:href="#__RefHeading__416_1794975504">Excluir Disciplina<text:tab/>10</text:a></text:p>
          <text:p text:style-name="P26"><text:a xlink:type="simple" xlink:href="#__RefHeading__418_1794975504">Cadastrar PPC's<text:tab/>11</text:a></text:p>
          <text:p text:style-name="P26"><text:a xlink:type="simple" xlink:href="#__RefHeading__420_1794975504">Pesquisar PPC's<text:tab/>11</text:a></text:p>
          <text:p text:style-name="P26"><text:a xlink:type="simple" xlink:href="#__RefHeading__422_1794975504">Editar PPC's<text:tab/>11</text:a></text:p>
          <text:p text:style-name="P26"><text:a xlink:type="simple" xlink:href="#__RefHeading__424_1794975504">Excluir PPC's<text:tab/>12</text:a></text:p>
          <text:p text:style-name="P26"><text:a xlink:type="simple" xlink:href="#__RefHeading__426_1794975504">Cadastrar Novos Usuáros<text:tab/>12</text:a></text:p>
          <text:p text:style-name="P26"><text:a xlink:type="simple" xlink:href="#__RefHeading__428_1794975504">Pesquisar Usuários<text:tab/>13</text:a></text:p>
          <text:p text:style-name="P26"><text:a xlink:type="simple" xlink:href="#__RefHeading__430_1794975504">Editar Usuário<text:tab/>13</text:a></text:p>
          <text:p text:style-name="P26"><text:a xlink:type="simple" xlink:href="#__RefHeading__432_1794975504">Excluir Usuário<text:tab/>14</text:a></text:p>
          <text:p text:style-name="P26"><text:a xlink:type="simple" xlink:href="#__RefHeading__434_1794975504">Verificar Títulos da Biblioteca<text:tab/>14</text:a></text:p>
          <text:p text:style-name="P26"><text:a xlink:type="simple" xlink:href="#__RefHeading__436_1794975504">Gerar Títulos de Livros da Biblioteca<text:tab/>15</text:a></text:p>
          <text:p text:style-name="P26"><text:a xlink:type="simple" xlink:href="#__RefHeading__438_1794975504">Excluir Itens da Lista de Títulos<text:tab/>15</text:a></text:p>
          <text:p text:style-name="P26"><text:a xlink:type="simple" xlink:href="#__RefHeading__440_1794975504">Gerar cotação<text:tab/>16</text:a></text:p>
          <text:p text:style-name="P26"><text:a xlink:type="simple" xlink:href="#__RefHeading__442_1794975504">Salvar Cotação<text:tab/>16</text:a></text:p>
          <text:p text:style-name="P26"><text:a xlink:type="simple" xlink:href="#__RefHeading__444_1794975504">Pesquisar Cotações Salvas<text:tab/>17</text:a></text:p>
          <text:p text:style-name="P26"><text:a xlink:type="simple" xlink:href="#__RefHeading__446_1794975504">Editar Cotação Salva<text:tab/>17</text:a></text:p>
          <text:p text:style-name="P26"><text:a xlink:type="simple" xlink:href="#__RefHeading__448_1794975504">Gerar Planilha com os Títulos para Pedido<text:tab/>18</text:a></text:p>
        </text:index-body>
      </text:table-of-content>
      <text:p text:style-name="P10"/>
      <text:p text:style-name="P10"/>
      <text:p text:style-name="P10"/>
      <text:p text:style-name="P10"/>
      <text:p text:style-name="P10"/>
      <text:h text:style-name="P16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6">1 Introdução</text:span></text:span><text:bookmark-end text:name="h.30j0zll"/><text:bookmark-end text:name="_Toc338917870"/><text:span text:style-name="Fonte_20_parág._20_padrão"><text:span text:style-name="T6"> </text:span></text:span><text:bookmark-end text:name="__RefHeading__3196_103755458"/></text:h>
      <text:p text:style-name="P6"><text:span text:style-name="Fonte_20_parág._20_padrão"><text:span text:style-name="T8"><text:tab/></text:span></text:span><text:span text:style-name="Fonte_20_parág._20_padrão"><text:span text:style-name="T10">Este documento apresenta os Casos de Uso utilizados no projeto </text:span></text:span><text:a xlink:type="simple" xlink:href="http://goo.gl/vJOn4" office:target-frame-name="_blank" xlink:show="new"><text:span text:style-name="Fonte_20_parág._20_padrão">http://goo.gl/vJOn4</text:span></text:a><text:span text:style-name="Fonte_20_parág._20_padrão"><text:span text:style-name="T10">.</text:span></text:span></text:p>
      <text:p text:style-name="P6"><text:span text:style-name="Fonte_20_parág._20_padrão"><text:span text:style-name="T8"/></text:span></text:p>
      <text:p text:style-name="P6"><text:span text:style-name="Fonte_20_parág._20_padrão"><text:span text:style-name="T8"/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2"><text:span text:style-name="T13">[UC01]</text:span></text:p>
          </table:table-cell>
          <table:table-cell table:style-name="Tabela4.A1" office:value-type="string">
            <text:h text:style-name="P17" text:outline-level="1"><text:bookmark-start text:name="__RefHeading__392_1794975504"/><text:span text:style-name="Fonte_20_parág._20_padrão"><text:span text:style-name="T11">Efetuar Login</text:span></text:span><text:bookmark-end text:name="__RefHeading__392_1794975504"/></text:h>
          </table:table-cell>
        </table:table-row>
        <table:table-row>
          <table:table-cell table:style-name="Tabela4.A1" office:value-type="string">
            <text:p text:style-name="P32"><text:span text:style-name="T13">Descrição:</text:span></text:p>
          </table:table-cell>
          <table:table-cell table:style-name="Tabela4.A1" office:value-type="string">
            <text:p text:style-name="P28">Este caso de uso descreve os passos para o usuário se autenticar no sistema.<text:line-break/>O usuário devera fornecer o seu identificador e sua senha para o sistema para ser efetuado o login.</text:p>
          </table:table-cell>
        </table:table-row>
        <table:table-row>
          <table:table-cell table:style-name="Tabela4.A1" office:value-type="string">
            <text:p text:style-name="P32"><text:span text:style-name="T13">Pré-condições:</text:span></text:p>
          </table:table-cell>
          <table:table-cell table:style-name="Tabela4.A1" office:value-type="string">
            <text:p text:style-name="P28">O usuário estar cadastrado no sistema.</text:p>
          </table:table-cell>
        </table:table-row>
        <table:table-row>
          <table:table-cell table:style-name="Tabela4.A1" office:value-type="string">
            <text:p text:style-name="P32"><text:span text:style-name="T13">Sucesso:</text:span></text:p>
          </table:table-cell>
          <table:table-cell table:style-name="Tabela4.A1" office:value-type="string">
            <text:p text:style-name="P28">O usuário se autentica no sistema. </text:p>
          </table:table-cell>
        </table:table-row>
        <table:table-row>
          <table:table-cell table:style-name="Tabela4.A1" office:value-type="string">
            <text:p text:style-name="P32"><text:span text:style-name="T13">Falha:</text:span></text:p>
          </table:table-cell>
          <table:table-cell table:style-name="Tabela4.A1" office:value-type="string">
            <text:p text:style-name="P28">O usuário não se autentica no sistema.</text:p>
          </table:table-cell>
        </table:table-row>
        <table:table-row>
          <table:table-cell table:style-name="Tabela4.A1" office:value-type="string">
            <text:p text:style-name="P32"><text:span text:style-name="T13">Fluxo Principal:</text:span></text:p>
          </table:table-cell>
          <table:table-cell table:style-name="Tabela4.A1" office:value-type="string">
            <text:p text:style-name="P30">1.<text:span text:style-name="T14">        </text:span>O usuário insere o seu identificador e sua senha. [FA2]</text:p>
            <text:p text:style-name="P30">2.<text:span text:style-name="T14">        </text:span>O usuário confirma a operação.</text:p>
            <text:p text:style-name="P30">3.<text:span text:style-name="T14">        </text:span>O identificador e a senha são conferidos.[FA1]</text:p>
            <text:p text:style-name="P30">4.<text:span text:style-name="T14">        </text:span>O usuário é autenticado no sistema.</text:p>
          </table:table-cell>
        </table:table-row>
        <table:table-row>
          <table:table-cell table:style-name="Tabela4.A1" office:value-type="string">
            <text:p text:style-name="P32"><text:span text:style-name="T13">Fluxo Alternativo:</text:span></text:p>
          </table:table-cell>
          <table:table-cell table:style-name="Tabela4.A1" office:value-type="string">
            <text:p text:style-name="P29">[FA1] Usuário e/ou senha inválidos.</text:p>
            <text:p text:style-name="P30">1.<text:span text:style-name="T14">        </text:span>O usuário não é autenticado no sistema;</text:p>
            <text:p text:style-name="P30">2.<text:span text:style-name="T14">        </text:span>É informado que login e/ou senha não conferem;</text:p>
            <text:p text:style-name="P30">3.<text:span text:style-name="T14">        </text:span>É solicitado para o usuário que digite novamente as suas informações.</text:p>
            <text:p text:style-name="P27">[FA2] Redefinir senha.</text:p>
            <text:p text:style-name="P30">1.<text:span text:style-name="T14">        </text:span>O usuário seleciona a opção referente a redefinição de senha;</text:p>
            <text:p text:style-name="P30">2.<text:span text:style-name="T14">        </text:span>O usuário confirma o pedido de redefinição de senha;</text:p>
            <text:p text:style-name="P30">3.<text:span text:style-name="T14">        </text:span>O sistema envia a nova senha e um link com a página de login para o e-mail castrado no sistema;</text:p>
            <text:p text:style-name="P30">4.<text:span text:style-name="T14">        </text:span>O usuário acessa o e-mail e clica no link;</text:p>
            <text:p text:style-name="P30">5.<text:span text:style-name="T14">        </text:span>O usuário acessa o sistema com a nova senhas.</text:p>
          </table:table-cell>
        </table:table-row>
      </table:table>
      <text:p text:style-name="P6"><text:span text:style-name="Fonte_20_parág._20_padrão"><text:span text:style-name="T8"/></text:span></text:p>
      <text:h text:style-name="P16" text:outline-level="1"><text:soft-page-break/><text:span text:style-name="Fonte_20_parág._20_padrão"><text:span text:style-name="T6"/></text:span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8"><text:span text:style-name="T13">[UC02]</text:span></text:p>
          </table:table-cell>
          <table:table-cell table:style-name="Tabela5.A1" office:value-type="string">
            <text:h text:style-name="P19" text:outline-level="1"><text:bookmark-start text:name="__RefHeading__394_1794975504"/><text:span text:style-name="Fonte_20_parág._20_padrão"><text:span text:style-name="T4">Cadastrar Institutos da UFG</text:span></text:span><text:bookmark-end text:name="__RefHeading__394_1794975504"/></text:h>
          </table:table-cell>
        </table:table-row>
        <table:table-row>
          <table:table-cell table:style-name="Tabela5.A1" office:value-type="string">
            <text:p text:style-name="P28"><text:span text:style-name="T13">Descrição:</text:span></text:p>
          </table:table-cell>
          <table:table-cell table:style-name="Tabela5.A1" office:value-type="string">
            <text:p text:style-name="P28"><text:s/>O usuário deve ser capaz de cadastrar institutos da UFG no sistema.</text:p>
          </table:table-cell>
        </table:table-row>
        <table:table-row>
          <table:table-cell table:style-name="Tabela5.A1" office:value-type="string">
            <text:p text:style-name="P28"><text:span text:style-name="T13">Pré-condições:</text:span></text:p>
          </table:table-cell>
          <table:table-cell table:style-name="Tabela5.A1" office:value-type="string">
            <text:p text:style-name="P28"><text:s/>O usuário estar logado no sistema.</text:p>
          </table:table-cell>
        </table:table-row>
        <table:table-row>
          <table:table-cell table:style-name="Tabela5.A1" office:value-type="string">
            <text:p text:style-name="P28"><text:span text:style-name="T13">Sucesso:</text:span></text:p>
          </table:table-cell>
          <table:table-cell table:style-name="Tabela5.A1" office:value-type="string">
            <text:p text:style-name="P28"><text:s/>O instituto é cadastrado com sucesso.</text:p>
          </table:table-cell>
        </table:table-row>
        <table:table-row>
          <table:table-cell table:style-name="Tabela5.A1" office:value-type="string">
            <text:p text:style-name="P28"><text:span text:style-name="T13">Falha:</text:span></text:p>
          </table:table-cell>
          <table:table-cell table:style-name="Tabela5.A1" office:value-type="string">
            <text:p text:style-name="P28"><text:s/>O instituto não é cadastrado no sistema.</text:p>
          </table:table-cell>
        </table:table-row>
        <table:table-row>
          <table:table-cell table:style-name="Tabela5.A1" office:value-type="string">
            <text:p text:style-name="P28"><text:span text:style-name="T13">Fluxo Principal:</text:span></text:p>
          </table:table-cell>
          <table:table-cell table:style-name="Tabela5.A1" office:value-type="string">
            <text:p text:style-name="P30">1.<text:span text:style-name="T14">        </text:span>O usuário seleciona a opção de cadastrar instituto. </text:p>
            <text:p text:style-name="P30">2.<text:span text:style-name="T14">        </text:span>O usuário insere o nome do instituto.[FA1]</text:p>
            <text:p text:style-name="P30">3.<text:span text:style-name="T14">        </text:span>O usuário solicita o cadastro do instituto no sistema.</text:p>
            <text:p text:style-name="P30">4.<text:span text:style-name="T14">        </text:span>É informado que o instituto foi cadastrado no sistema.</text:p>
          </table:table-cell>
        </table:table-row>
        <table:table-row>
          <table:table-cell table:style-name="Tabela5.A1" office:value-type="string">
            <text:p text:style-name="P28"><text:span text:style-name="T13">Fluxo Alternativo:</text:span></text:p>
          </table:table-cell>
          <table:table-cell table:style-name="Tabela5.A1" office:value-type="string">
            <text:p text:style-name="P29">[FA1] Instituto já existe</text:p>
            <text:p text:style-name="P30">1.<text:span text:style-name="T14">        </text:span>O usuário é informado que já existe um instituto com aquele nome.</text:p>
          </table:table-cell>
        </table:table-row>
      </table:table>
      <text:h text:style-name="P16" text:outline-level="1"><text:span text:style-name="Fonte_20_parág._20_padrão"><text:span text:style-name="T6"/></text:span></text:h>
      <text:h text:style-name="P16" text:outline-level="1"><text:span text:style-name="Fonte_20_parág._20_padrão"><text:span text:style-name="T6"/></text:span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8"><text:span text:style-name="T13">[UC03]</text:span></text:p>
          </table:table-cell>
          <table:table-cell table:style-name="Tabela6.A1" office:value-type="string">
            <text:h text:style-name="P17" text:outline-level="1"><text:bookmark-start text:name="__RefHeading__396_1794975504"/><text:span text:style-name="Fonte_20_parág._20_padrão"><text:span text:style-name="T11">Pesquisar Instituto da UFG</text:span></text:span><text:bookmark-end text:name="__RefHeading__396_1794975504"/></text:h>
          </table:table-cell>
        </table:table-row>
        <table:table-row>
          <table:table-cell table:style-name="Tabela6.A1" office:value-type="string">
            <text:p text:style-name="P28"><text:span text:style-name="T13">Descrição:</text:span></text:p>
          </table:table-cell>
          <table:table-cell table:style-name="Tabela6.A1" office:value-type="string">
            <text:p text:style-name="P28">O usuário deve ser capaz de pesquisar por um instituto da UFG.</text:p>
          </table:table-cell>
        </table:table-row>
        <table:table-row>
          <table:table-cell table:style-name="Tabela6.A1" office:value-type="string">
            <text:p text:style-name="P28"><text:span text:style-name="T13">Pré-condições:</text:span></text:p>
          </table:table-cell>
          <table:table-cell table:style-name="Tabela6.A1" office:value-type="string">
            <text:p text:style-name="P28">O usuário estar logado no sistema.</text:p>
          </table:table-cell>
        </table:table-row>
        <table:table-row>
          <table:table-cell table:style-name="Tabela6.A1" office:value-type="string">
            <text:p text:style-name="P28"><text:span text:style-name="T13">Sucesso:</text:span></text:p>
          </table:table-cell>
          <table:table-cell table:style-name="Tabela6.A1" office:value-type="string">
            <text:p text:style-name="P28">O instituto é pesquisado com sucesso.</text:p>
          </table:table-cell>
        </table:table-row>
        <table:table-row>
          <table:table-cell table:style-name="Tabela6.A1" office:value-type="string">
            <text:p text:style-name="P28"><text:span text:style-name="T13">Falha:</text:span></text:p>
          </table:table-cell>
          <table:table-cell table:style-name="Tabela6.A1" office:value-type="string">
            <text:p text:style-name="P28">O instituto não é pesquisado.</text:p>
          </table:table-cell>
        </table:table-row>
        <table:table-row>
          <table:table-cell table:style-name="Tabela6.A1" office:value-type="string">
            <text:p text:style-name="P28"><text:span text:style-name="T13">Fluxo Principal:</text:span></text:p>
          </table:table-cell>
          <table:table-cell table:style-name="Tabela6.A1" office:value-type="string">
            <text:p text:style-name="P30">1.<text:span text:style-name="T14">        </text:span>O usuário seleciona a opção de pesquisar instituto.  </text:p>
            <text:p text:style-name="P30">2.<text:span text:style-name="T14">        </text:span>O usuário insere o nome do instituto.[FA1]</text:p>
            <text:p text:style-name="P30">3.<text:span text:style-name="T14">        </text:span>O usuário solicita a busca.</text:p>
            <text:p text:style-name="P30">4.<text:span text:style-name="T14">        </text:span>O sistema mostra todos os resultados encontrados com aquele nome desejado.</text:p>
          </table:table-cell>
        </table:table-row>
        <table:table-row>
          <table:table-cell table:style-name="Tabela6.A1" office:value-type="string">
            <text:p text:style-name="P28"><text:span text:style-name="T13">Fluxo Alternativo:</text:span></text:p>
          </table:table-cell>
          <table:table-cell table:style-name="Tabela6.A1" office:value-type="string">
            <text:p text:style-name="P29">[FA1] Não existe nenhum instituto com o nome desejado</text:p>
            <text:p text:style-name="P30">1.<text:span text:style-name="T14">        </text:span>O sistema informa que não foi encontrado nenhum registro com o nome desejado.</text:p>
          </table:table-cell>
        </table:table-row>
      </table:table>
      <text:h text:style-name="P16" text:outline-level="1"><text:span text:style-name="Fonte_20_parág._20_padrão"><text:span text:style-name="T6"/></text:span></text:h>
      <text:h text:style-name="P16" text:outline-level="1"><text:span text:style-name="Fonte_20_parág._20_padrão"><text:span text:style-name="T6"/></text:span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8"><text:span text:style-name="T13">[UC04]</text:span></text:p>
          </table:table-cell>
          <table:table-cell table:style-name="Tabela7.A1" office:value-type="string">
            <text:h text:style-name="P17" text:outline-level="1"><text:bookmark-start text:name="__RefHeading__398_1794975504"/><text:span text:style-name="Fonte_20_parág._20_padrão"><text:span text:style-name="T11">Editar Instituto da UFG</text:span></text:span><text:bookmark-end text:name="__RefHeading__398_1794975504"/></text:h>
          </table:table-cell>
        </table:table-row>
        <table:table-row>
          <table:table-cell table:style-name="Tabela7.A1" office:value-type="string">
            <text:p text:style-name="P28"><text:span text:style-name="T13">Descrição:</text:span></text:p>
          </table:table-cell>
          <table:table-cell table:style-name="Tabela7.A1" office:value-type="string">
            <text:p text:style-name="P28">Dado um instituto da UFG cadastrado no sistema, o usuário deve ser capaz de edit<text:span text:style-name="T15">á</text:span>-lo.</text:p>
          </table:table-cell>
        </table:table-row>
        <text:soft-page-break/>
        <table:table-row>
          <table:table-cell table:style-name="Tabela7.A1" office:value-type="string">
            <text:p text:style-name="P28"><text:span text:style-name="T13">Pré-condições:</text:span></text:p>
          </table:table-cell>
          <table:table-cell table:style-name="Tabela7.A1" office:value-type="string">
            <text:p text:style-name="P28">O usuário estar logado no sistema.<text:line-break/>O instituto estar cadastrado no sistema.</text:p>
          </table:table-cell>
        </table:table-row>
        <table:table-row>
          <table:table-cell table:style-name="Tabela7.A1" office:value-type="string">
            <text:p text:style-name="P28"><text:span text:style-name="T13">Sucesso:</text:span></text:p>
          </table:table-cell>
          <table:table-cell table:style-name="Tabela7.A1" office:value-type="string">
            <text:p text:style-name="P28">O instituto é editado com sucesso. </text:p>
          </table:table-cell>
        </table:table-row>
        <table:table-row>
          <table:table-cell table:style-name="Tabela7.A1" office:value-type="string">
            <text:p text:style-name="P28"><text:span text:style-name="T13">Falha:</text:span></text:p>
          </table:table-cell>
          <table:table-cell table:style-name="Tabela7.A1" office:value-type="string">
            <text:p text:style-name="P28">O instituto não é editado.</text:p>
          </table:table-cell>
        </table:table-row>
        <table:table-row>
          <table:table-cell table:style-name="Tabela7.A1" office:value-type="string">
            <text:p text:style-name="P28"><text:span text:style-name="T13">Fluxo Principal:</text:span></text:p>
          </table:table-cell>
          <table:table-cell table:style-name="Tabela7.A1" office:value-type="string">
            <text:p text:style-name="P30">1.<text:span text:style-name="T14">        </text:span>O usuário faz a busca pelo institudo [UC03].</text:p>
            <text:p text:style-name="P30">2.<text:span text:style-name="T14">        </text:span>O usuário seleciona o instituto o qual deseja editar.</text:p>
            <text:p text:style-name="P30">3.<text:span text:style-name="T14">        </text:span>O usuário edita o instituto.[FA1]</text:p>
            <text:p text:style-name="P30">4.<text:span text:style-name="T14">        </text:span>O usuário confirma a edição do instituto.</text:p>
            <text:p text:style-name="P30">5.<text:span text:style-name="T14">        </text:span>O sistema informa que a edição foi realizada com sucesso.</text:p>
          </table:table-cell>
        </table:table-row>
        <table:table-row>
          <table:table-cell table:style-name="Tabela7.A1" office:value-type="string">
            <text:p text:style-name="P28"><text:span text:style-name="T13">Fluxo Alternativo:</text:span></text:p>
          </table:table-cell>
          <table:table-cell table:style-name="Tabela7.A1" office:value-type="string">
            <text:p text:style-name="P28"><text:span text:style-name="T13">[FA1] Já existe outro instituto com o nome fornecidos.</text:span></text:p>
            <text:p text:style-name="P30">1.<text:span text:style-name="T14">        </text:span>O sistema informa que já existe outro instituto com o mesmo nome fornecido.</text:p>
          </table:table-cell>
        </table:table-row>
      </table:table>
      <text:h text:style-name="P16" text:outline-level="1"><text:span text:style-name="Fonte_20_parág._20_padrão"><text:span text:style-name="T6"/></text:span></text:h>
      <text:h text:style-name="P16" text:outline-level="1"><text:span text:style-name="Fonte_20_parág._20_padrão"><text:span text:style-name="T6"/></text:span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8"><text:span text:style-name="T13">[UC05]</text:span></text:p>
          </table:table-cell>
          <table:table-cell table:style-name="Tabela8.A1" office:value-type="string">
            <text:h text:style-name="P17" text:outline-level="1"><text:bookmark-start text:name="__RefHeading__400_1794975504"/><text:span text:style-name="Fonte_20_parág._20_padrão"><text:span text:style-name="T11">Excluir Instituto da UFG</text:span></text:span><text:bookmark-end text:name="__RefHeading__400_1794975504"/></text:h>
          </table:table-cell>
        </table:table-row>
        <table:table-row>
          <table:table-cell table:style-name="Tabela8.A1" office:value-type="string">
            <text:p text:style-name="P28"><text:span text:style-name="T13">Descrição:</text:span></text:p>
          </table:table-cell>
          <table:table-cell table:style-name="Tabela8.A1" office:value-type="string">
            <text:p text:style-name="P28">Dado um instituto da UFG cadastrado no sistema, o usuário deve ser capaz de exclui-lo</text:p>
          </table:table-cell>
        </table:table-row>
        <table:table-row>
          <table:table-cell table:style-name="Tabela8.A1" office:value-type="string">
            <text:p text:style-name="P28"><text:span text:style-name="T13">Pré-condições:</text:span></text:p>
          </table:table-cell>
          <table:table-cell table:style-name="Tabela8.A1" office:value-type="string">
            <text:p text:style-name="P28">O usuário estar logado no sistema.<text:line-break/>O instituto estar cadastrado no sistema. </text:p>
          </table:table-cell>
        </table:table-row>
        <table:table-row>
          <table:table-cell table:style-name="Tabela8.A1" office:value-type="string">
            <text:p text:style-name="P28"><text:span text:style-name="T13">Sucesso:</text:span></text:p>
          </table:table-cell>
          <table:table-cell table:style-name="Tabela8.A1" office:value-type="string">
            <text:p text:style-name="P28">O instituto é exclu<text:span text:style-name="T15">í</text:span>do com sucesso. </text:p>
          </table:table-cell>
        </table:table-row>
        <table:table-row>
          <table:table-cell table:style-name="Tabela8.A1" office:value-type="string">
            <text:p text:style-name="P28"><text:span text:style-name="T13">Falha:</text:span></text:p>
          </table:table-cell>
          <table:table-cell table:style-name="Tabela8.A1" office:value-type="string">
            <text:p text:style-name="P28">O instituto não é excluído. </text:p>
          </table:table-cell>
        </table:table-row>
        <table:table-row>
          <table:table-cell table:style-name="Tabela8.A1" office:value-type="string">
            <text:p text:style-name="P28"><text:span text:style-name="T13">Fluxo Principal:</text:span></text:p>
          </table:table-cell>
          <table:table-cell table:style-name="Tabela8.A1" office:value-type="string">
            <text:p text:style-name="P30">1.<text:span text:style-name="T14">        </text:span>O usuário faz a busca pelo institu<text:span text:style-name="T15">t</text:span>o [UC03].</text:p>
            <text:p text:style-name="P30">2.<text:span text:style-name="T14">        </text:span>O usuário seleciona o instituto o qual deseja excluir.</text:p>
            <text:p text:style-name="P30">3.<text:span text:style-name="T14">        </text:span>O usuário confirma a exclusão.</text:p>
            <text:p text:style-name="P30">4.<text:span text:style-name="T14">        </text:span>O sistema informa que a exclusão foi feita com sucesso.</text:p>
          </table:table-cell>
        </table:table-row>
        <table:table-row>
          <table:table-cell table:style-name="Tabela8.A1" office:value-type="string">
            <text:p text:style-name="P28"><text:span text:style-name="T13">Fluxo Alternativo:</text:span></text:p>
          </table:table-cell>
          <table:table-cell table:style-name="Tabela8.A1" office:value-type="string">
            <text:p text:style-name="P28"/>
          </table:table-cell>
        </table:table-row>
      </table:table>
      <text:h text:style-name="P16" text:outline-level="1"><text:span text:style-name="Fonte_20_parág._20_padrão"><text:span text:style-name="T6"/></text:span></text:h>
      <text:h text:style-name="P16" text:outline-level="1"><text:span text:style-name="Fonte_20_parág._20_padrão"><text:span text:style-name="T6"/></text:span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8"><text:span text:style-name="T13">[UC06]</text:span></text:p>
          </table:table-cell>
          <table:table-cell table:style-name="Tabela9.A1" office:value-type="string">
            <text:h text:style-name="P19" text:outline-level="1"><text:bookmark-start text:name="__RefHeading__402_1794975504"/><text:span text:style-name="Fonte_20_parág._20_padrão"><text:span text:style-name="T4">Cadastrar Cursos</text:span></text:span><text:bookmark-end text:name="__RefHeading__402_1794975504"/></text:h>
          </table:table-cell>
        </table:table-row>
        <table:table-row>
          <table:table-cell table:style-name="Tabela9.A1" office:value-type="string">
            <text:p text:style-name="P28"><text:span text:style-name="T13">Descrição:</text:span></text:p>
          </table:table-cell>
          <table:table-cell table:style-name="Tabela9.A1" office:value-type="string">
            <text:p text:style-name="P28"> O usuário deve ser capaz de cadastrar novos cursos no sistema.</text:p>
          </table:table-cell>
        </table:table-row>
        <table:table-row>
          <table:table-cell table:style-name="Tabela9.A1" office:value-type="string">
            <text:p text:style-name="P28"><text:span text:style-name="T13">Pré-condições:</text:span></text:p>
          </table:table-cell>
          <table:table-cell table:style-name="Tabela9.A1" office:value-type="string">
            <text:p text:style-name="P28"> O usuário estar logado no sistema.</text:p>
          </table:table-cell>
        </table:table-row>
        <table:table-row>
          <table:table-cell table:style-name="Tabela9.A1" office:value-type="string">
            <text:p text:style-name="P28"><text:span text:style-name="T13">Sucesso:</text:span></text:p>
          </table:table-cell>
          <table:table-cell table:style-name="Tabela9.A1" office:value-type="string">
            <text:p text:style-name="P28"> O curso é cadastrado com sucesso.</text:p>
          </table:table-cell>
        </table:table-row>
        <table:table-row>
          <table:table-cell table:style-name="Tabela9.A1" office:value-type="string">
            <text:p text:style-name="P28"><text:span text:style-name="T13">Falha:</text:span></text:p>
          </table:table-cell>
          <table:table-cell table:style-name="Tabela9.A1" office:value-type="string">
            <text:p text:style-name="P28"> O curso não é cadastrado.</text:p>
          </table:table-cell>
        </table:table-row>
        <table:table-row>
          <table:table-cell table:style-name="Tabela9.A1" office:value-type="string">
            <text:p text:style-name="P28"><text:span text:style-name="T13">Fluxo Principal:</text:span></text:p>
          </table:table-cell>
          <table:table-cell table:style-name="Tabela9.A1" office:value-type="string">
            <text:p text:style-name="P30">1.<text:span text:style-name="T14">        </text:span>O usuário seleciona a opção de cadastrar curso. <text:soft-page-break/></text:p>
            <text:p text:style-name="P30">2.<text:span text:style-name="T14">        </text:span>O usuário insere o dados do curso.[FA1]</text:p>
            <text:p text:style-name="P30">3.<text:span text:style-name="T14">        </text:span>O usuário solicita o cadastro do curso no sistema.</text:p>
            <text:p text:style-name="P30">4.<text:span text:style-name="T14">        </text:span>É informado que o curso foi cadastrado no sistema.</text:p>
          </table:table-cell>
        </table:table-row>
        <table:table-row>
          <table:table-cell table:style-name="Tabela9.A1" office:value-type="string">
            <text:p text:style-name="P28"><text:span text:style-name="T13">Fluxo Alternativo:</text:span></text:p>
          </table:table-cell>
          <table:table-cell table:style-name="Tabela9.A1" office:value-type="string">
            <text:p text:style-name="P28"> <text:span text:style-name="T13">[FA1] Curso já existe</text:span></text:p>
            <text:p text:style-name="P30">1.<text:span text:style-name="T14">        </text:span>O usuário é informado que já existe um curso com aqueles dados.</text:p>
          </table:table-cell>
        </table:table-row>
      </table:table>
      <text:h text:style-name="P16" text:outline-level="1"><text:span text:style-name="Fonte_20_parág._20_padrão"><text:span text:style-name="T6"/></text:span></text:h>
      <text:h text:style-name="P16" text:outline-level="1"><text:span text:style-name="Fonte_20_parág._20_padrão"><text:span text:style-name="T6"/></text:span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8"><text:span text:style-name="T13">[UC07]</text:span></text:p>
          </table:table-cell>
          <table:table-cell table:style-name="Tabela10.A1" office:value-type="string">
            <text:h text:style-name="P19" text:outline-level="1"><text:bookmark-start text:name="__RefHeading__404_1794975504"/><text:span text:style-name="Fonte_20_parág._20_padrão"><text:span text:style-name="T4">Pesquisar Cursos</text:span></text:span><text:bookmark-end text:name="__RefHeading__404_1794975504"/></text:h>
          </table:table-cell>
        </table:table-row>
        <table:table-row>
          <table:table-cell table:style-name="Tabela10.A1" office:value-type="string">
            <text:p text:style-name="P28"><text:span text:style-name="T13">Descrição:</text:span></text:p>
          </table:table-cell>
          <table:table-cell table:style-name="Tabela10.A1" office:value-type="string">
            <text:p text:style-name="P28"> O usuário deve ser capaz de pesquisar por um curso.</text:p>
          </table:table-cell>
        </table:table-row>
        <table:table-row>
          <table:table-cell table:style-name="Tabela10.A1" office:value-type="string">
            <text:p text:style-name="P28"><text:span text:style-name="T13">Pré-condições:</text:span></text:p>
          </table:table-cell>
          <table:table-cell table:style-name="Tabela10.A1" office:value-type="string">
            <text:p text:style-name="P28"> O usuário estar logado no sistema.</text:p>
          </table:table-cell>
        </table:table-row>
        <table:table-row>
          <table:table-cell table:style-name="Tabela10.A1" office:value-type="string">
            <text:p text:style-name="P28"><text:span text:style-name="T13">Sucesso:</text:span></text:p>
          </table:table-cell>
          <table:table-cell table:style-name="Tabela10.A1" office:value-type="string">
            <text:p text:style-name="P28"> O curso é pesquisado com sucesso.</text:p>
          </table:table-cell>
        </table:table-row>
        <table:table-row>
          <table:table-cell table:style-name="Tabela10.A1" office:value-type="string">
            <text:p text:style-name="P28"><text:span text:style-name="T13">Falha:</text:span></text:p>
          </table:table-cell>
          <table:table-cell table:style-name="Tabela10.A1" office:value-type="string">
            <text:p text:style-name="P28"> O curso não é pesquisado.</text:p>
          </table:table-cell>
        </table:table-row>
        <table:table-row>
          <table:table-cell table:style-name="Tabela10.A1" office:value-type="string">
            <text:p text:style-name="P28"><text:span text:style-name="T13">Fluxo Principal:</text:span></text:p>
          </table:table-cell>
          <table:table-cell table:style-name="Tabela10.A1" office:value-type="string">
            <text:p text:style-name="P30">1.<text:span text:style-name="T14">        </text:span>O usuário seleciona a opção de pesquisar curso. </text:p>
            <text:p text:style-name="P30">2.<text:span text:style-name="T14">        </text:span>O usuário insere a chave de pesquisa do curso.[FA1]</text:p>
            <text:p text:style-name="P30">3.<text:span text:style-name="T14">        </text:span>O usuário solicita a busca.</text:p>
            <text:p text:style-name="P30">4.<text:span text:style-name="T14">        </text:span>O sistema mostra todos os resultados encontrados com aquela chave desejada.</text:p>
          </table:table-cell>
        </table:table-row>
        <table:table-row>
          <table:table-cell table:style-name="Tabela10.A1" office:value-type="string">
            <text:p text:style-name="P28"><text:span text:style-name="T13">Fluxo Alternativo:</text:span></text:p>
          </table:table-cell>
          <table:table-cell table:style-name="Tabela10.A1" office:value-type="string">
            <text:p text:style-name="P28"> <text:span text:style-name="T13">[FA1] Não existe nenhum curso com a chave desejada</text:span></text:p>
            <text:p text:style-name="P30">1.<text:span text:style-name="T14">        </text:span>O sistema informa que não foi encontrado nenhum registro com a chave desejada.</text:p>
          </table:table-cell>
        </table:table-row>
      </table:table>
      <text:h text:style-name="P16" text:outline-level="1"><text:span text:style-name="Fonte_20_parág._20_padrão"><text:span text:style-name="T6"/></text:span></text:h>
      <text:h text:style-name="P16" text:outline-level="1"><text:span text:style-name="Fonte_20_parág._20_padrão"><text:span text:style-name="T6"/></text:span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8"> <text:span text:style-name="T13">[UC08]</text:span></text:p>
          </table:table-cell>
          <table:table-cell table:style-name="Tabela11.A1" office:value-type="string">
            <text:h text:style-name="P17" text:outline-level="1"><text:bookmark-start text:name="__RefHeading__406_1794975504"/><text:span text:style-name="Fonte_20_parág._20_padrão"><text:span text:style-name="T11">Editar Curso</text:span></text:span><text:bookmark-end text:name="__RefHeading__406_1794975504"/></text:h>
          </table:table-cell>
        </table:table-row>
        <table:table-row>
          <table:table-cell table:style-name="Tabela11.A1" office:value-type="string">
            <text:p text:style-name="P28"> <text:span text:style-name="T13">Descrição:</text:span></text:p>
          </table:table-cell>
          <table:table-cell table:style-name="Tabela11.A1" office:value-type="string">
            <text:p text:style-name="P28">Dado um curso cadastrado no sistema, o usuário deve ser capaz de edita-lo.</text:p>
          </table:table-cell>
        </table:table-row>
        <table:table-row>
          <table:table-cell table:style-name="Tabela11.A1" office:value-type="string">
            <text:p text:style-name="P28"> <text:span text:style-name="T13">Pré-condições:</text:span></text:p>
          </table:table-cell>
          <table:table-cell table:style-name="Tabela11.A1" office:value-type="string">
            <text:p text:style-name="P28">O usuário estar logado no sistema.<text:line-break/>O curso estar cadastrado no sistema.</text:p>
          </table:table-cell>
        </table:table-row>
        <table:table-row>
          <table:table-cell table:style-name="Tabela11.A1" office:value-type="string">
            <text:p text:style-name="P28"> <text:span text:style-name="T13">Sucesso:</text:span></text:p>
          </table:table-cell>
          <table:table-cell table:style-name="Tabela11.A1" office:value-type="string">
            <text:p text:style-name="P28">O curso é editado com sucesso.</text:p>
          </table:table-cell>
        </table:table-row>
        <table:table-row>
          <table:table-cell table:style-name="Tabela11.A1" office:value-type="string">
            <text:p text:style-name="P28"> <text:span text:style-name="T13">Falha:</text:span></text:p>
          </table:table-cell>
          <table:table-cell table:style-name="Tabela11.A1" office:value-type="string">
            <text:p text:style-name="P28">O curso não é editado.</text:p>
          </table:table-cell>
        </table:table-row>
        <table:table-row>
          <table:table-cell table:style-name="Tabela11.A1" office:value-type="string">
            <text:p text:style-name="P28"> <text:span text:style-name="T13">Fluxo Principal:</text:span></text:p>
          </table:table-cell>
          <table:table-cell table:style-name="Tabela11.A1" office:value-type="string">
            <text:p text:style-name="P30">1.<text:span text:style-name="T14">        </text:span>O usuário faz a busca pelo curso [UC07].</text:p>
            <text:p text:style-name="P30">2.<text:span text:style-name="T14">        </text:span>O usuário seleciona o curso o qual deseja editar.</text:p>
            <text:p text:style-name="P30"><text:soft-page-break/>3.<text:span text:style-name="T14">        </text:span>O usuário edita o curso.[FA1]</text:p>
            <text:p text:style-name="P30">4.<text:span text:style-name="T14">        </text:span>O usuário confirma a edição do curso.</text:p>
            <text:p text:style-name="P30">5.<text:span text:style-name="T14">        </text:span>O sistema informa que a edição foi realizada com sucesso.</text:p>
          </table:table-cell>
        </table:table-row>
        <table:table-row>
          <table:table-cell table:style-name="Tabela11.A1" office:value-type="string">
            <text:p text:style-name="P28"> <text:span text:style-name="T13">Fluxo Alternativo:</text:span></text:p>
          </table:table-cell>
          <table:table-cell table:style-name="Tabela11.A1" office:value-type="string">
            <text:p text:style-name="P28"> <text:span text:style-name="T13">[FA1] Já existe outro curso com os dados fornecidos.</text:span></text:p>
            <text:p text:style-name="P30">1.<text:span text:style-name="T14">        </text:span>O sistema informa que já existe outro curso com os mesmos dados fornecido.</text:p>
          </table:table-cell>
        </table:table-row>
      </table:table>
      <text:p text:style-name="P25"><text:span text:style-name="Fonte_20_parág._20_padrão"><text:span text:style-name="T6"/></text:span></text:p>
      <text:p text:style-name="P25"><text:span text:style-name="Fonte_20_parág._20_padrão"><text:span text:style-name="T6"/></text:span></text:p>
      <text:p text:style-name="P25"><text:span text:style-name="Fonte_20_parág._20_padrão"><text:span text:style-name="T6"/>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8"> <text:span text:style-name="T13">[UC09]</text:span></text:p>
          </table:table-cell>
          <table:table-cell table:style-name="Tabela12.A1" office:value-type="string">
            <text:h text:style-name="P17" text:outline-level="1"><text:bookmark-start text:name="__RefHeading__408_1794975504"/><text:span text:style-name="Fonte_20_parág._20_padrão"><text:span text:style-name="T11">Excluir Curso</text:span></text:span><text:bookmark-end text:name="__RefHeading__408_1794975504"/></text:h>
          </table:table-cell>
        </table:table-row>
        <table:table-row>
          <table:table-cell table:style-name="Tabela12.A1" office:value-type="string">
            <text:p text:style-name="P28"> <text:span text:style-name="T13">Descrição:</text:span></text:p>
          </table:table-cell>
          <table:table-cell table:style-name="Tabela12.A1" office:value-type="string">
            <text:p text:style-name="P28">Dado um curso cadastrado no sistema, o usuário deve ser capaz de exclui-lo</text:p>
          </table:table-cell>
        </table:table-row>
        <table:table-row>
          <table:table-cell table:style-name="Tabela12.A1" office:value-type="string">
            <text:p text:style-name="P28"> <text:span text:style-name="T13">Pré-condições:</text:span></text:p>
          </table:table-cell>
          <table:table-cell table:style-name="Tabela12.A1" office:value-type="string">
            <text:p text:style-name="P28">O usuário estar logado no sistema.<text:line-break/>O curso estar cadastrado no sistema.</text:p>
          </table:table-cell>
        </table:table-row>
        <table:table-row>
          <table:table-cell table:style-name="Tabela12.A1" office:value-type="string">
            <text:p text:style-name="P28"> <text:span text:style-name="T13">Sucesso:</text:span></text:p>
          </table:table-cell>
          <table:table-cell table:style-name="Tabela12.A1" office:value-type="string">
            <text:p text:style-name="P28">O curso é excluido com sucesso.</text:p>
          </table:table-cell>
        </table:table-row>
        <table:table-row>
          <table:table-cell table:style-name="Tabela12.A1" office:value-type="string">
            <text:p text:style-name="P28"> <text:span text:style-name="T13">Falha:</text:span></text:p>
          </table:table-cell>
          <table:table-cell table:style-name="Tabela12.A1" office:value-type="string">
            <text:p text:style-name="P28">O curso não é excluido.</text:p>
          </table:table-cell>
        </table:table-row>
        <table:table-row>
          <table:table-cell table:style-name="Tabela12.A1" office:value-type="string">
            <text:p text:style-name="P28"> <text:span text:style-name="T13">Fluxo Principal:</text:span></text:p>
          </table:table-cell>
          <table:table-cell table:style-name="Tabela12.A1" office:value-type="string">
            <text:p text:style-name="P30">1.<text:span text:style-name="T14">        </text:span>O usuário faz a busca pelo curso [UC07].</text:p>
            <text:p text:style-name="P30">2.<text:span text:style-name="T14">        </text:span>O usuário seleciona o curso o qual deseja excluir.</text:p>
            <text:p text:style-name="P30">3.<text:span text:style-name="T14">        </text:span>O usuário confirma a exclusão.</text:p>
            <text:p text:style-name="P30">4.<text:span text:style-name="T14">        </text:span>O sistema informa que a exclusão foi feita com sucesso.</text:p>
          </table:table-cell>
        </table:table-row>
        <table:table-row>
          <table:table-cell table:style-name="Tabela12.A1" office:value-type="string">
            <text:p text:style-name="P28"> <text:span text:style-name="T13">Fluxo Alternativo:</text:span></text:p>
          </table:table-cell>
          <table:table-cell table:style-name="Tabela12.A1" office:value-type="string">
            <text:p text:style-name="P28"> </text:p>
          </table:table-cell>
        </table:table-row>
      </table:table>
      <text:p text:style-name="P23"/>
      <text:p text:style-name="P23"/>
      <text:p text:style-name="P23"/>
      <text:p text:style-name="P2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8"> <text:span text:style-name="T13">[UC10]</text:span></text:p>
          </table:table-cell>
          <table:table-cell table:style-name="Tabela13.A1" office:value-type="string">
            <text:h text:style-name="P17" text:outline-level="1"><text:bookmark-start text:name="__RefHeading__410_1794975504"/><text:span text:style-name="Fonte_20_parág._20_padrão"><text:span text:style-name="T11">Cadastrar Disciplinas</text:span></text:span><text:bookmark-end text:name="__RefHeading__410_1794975504"/></text:h>
          </table:table-cell>
        </table:table-row>
        <table:table-row>
          <table:table-cell table:style-name="Tabela13.A1" office:value-type="string">
            <text:p text:style-name="P28"> <text:span text:style-name="T13">Descrição:</text:span></text:p>
          </table:table-cell>
          <table:table-cell table:style-name="Tabela13.A1" office:value-type="string">
            <text:p text:style-name="P28">O usuário deve ser capaz de cadastrar disciplinas no sistema.</text:p>
          </table:table-cell>
        </table:table-row>
        <table:table-row>
          <table:table-cell table:style-name="Tabela13.A1" office:value-type="string">
            <text:p text:style-name="P28"> <text:span text:style-name="T13">Pré-condições:</text:span></text:p>
          </table:table-cell>
          <table:table-cell table:style-name="Tabela13.A1" office:value-type="string">
            <text:p text:style-name="P28">O usuário estar logado no sistema.<text:line-break/>Existir algum curso para a disciplina ser vinculada</text:p>
          </table:table-cell>
        </table:table-row>
        <table:table-row>
          <table:table-cell table:style-name="Tabela13.A1" office:value-type="string">
            <text:p text:style-name="P28"> <text:span text:style-name="T13">Sucesso:</text:span></text:p>
          </table:table-cell>
          <table:table-cell table:style-name="Tabela13.A1" office:value-type="string">
            <text:p text:style-name="P28">A disciplina é cadastrada com sucesso.</text:p>
          </table:table-cell>
        </table:table-row>
        <table:table-row>
          <table:table-cell table:style-name="Tabela13.A1" office:value-type="string">
            <text:p text:style-name="P28"> <text:span text:style-name="T13">Falha:</text:span></text:p>
          </table:table-cell>
          <table:table-cell table:style-name="Tabela13.A1" office:value-type="string">
            <text:p text:style-name="P28">A disciplina não é cadastrada.</text:p>
          </table:table-cell>
        </table:table-row>
        <table:table-row>
          <table:table-cell table:style-name="Tabela13.A1" office:value-type="string">
            <text:p text:style-name="P28"> <text:span text:style-name="T13">Fluxo Principal:</text:span></text:p>
          </table:table-cell>
          <table:table-cell table:style-name="Tabela13.A1" office:value-type="string">
            <text:p text:style-name="P30">1.<text:span text:style-name="T14">        </text:span>O usuário seleciona a opção de cadastrar disciplina. </text:p>
            <text:p text:style-name="P30">2.<text:span text:style-name="T14">        </text:span>O usuário insere o dados da disciplina.[FA1]</text:p>
            <text:p text:style-name="P30">3.<text:span text:style-name="T14">        </text:span>O usuário solicita o cadastro da disciplina no sistema.</text:p>
            <text:p text:style-name="P30">4.<text:span text:style-name="T14">        </text:span>É informado que a disciplina foi cadastrada no sistema.</text:p>
          </table:table-cell>
        </table:table-row>
        <table:table-row>
          <table:table-cell table:style-name="Tabela13.A1" office:value-type="string">
            <text:p text:style-name="P28"> <text:span text:style-name="T13">Fluxo Alternativo:</text:span></text:p>
          </table:table-cell>
          <table:table-cell table:style-name="Tabela13.A1" office:value-type="string">
            <text:p text:style-name="P28"> <text:span text:style-name="T13">[FA1] Disciplina já existe</text:span></text:p>
            <text:p text:style-name="P30">1.<text:span text:style-name="T14">        </text:span>O usuário é informado que já existe uma disciplina com <text:soft-page-break/>aqueles dados.</text:p>
          </table:table-cell>
        </table:table-row>
      </table:table>
      <text:p text:style-name="P23"/>
      <text:p text:style-name="P23"/>
      <text:p text:style-name="P23"/>
      <text:p text:style-name="P2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8"> <text:span text:style-name="T13">[UC11]</text:span></text:p>
          </table:table-cell>
          <table:table-cell table:style-name="Tabela14.A1" office:value-type="string">
            <text:h text:style-name="P17" text:outline-level="1"><text:bookmark-start text:name="__RefHeading__412_1794975504"/><text:span text:style-name="Fonte_20_parág._20_padrão"><text:span text:style-name="T11">Pesquisar Disciplina</text:span></text:span><text:bookmark-end text:name="__RefHeading__412_1794975504"/></text:h>
          </table:table-cell>
        </table:table-row>
        <table:table-row>
          <table:table-cell table:style-name="Tabela14.A1" office:value-type="string">
            <text:p text:style-name="P28"> <text:span text:style-name="T13">Descrição:</text:span></text:p>
          </table:table-cell>
          <table:table-cell table:style-name="Tabela14.A1" office:value-type="string">
            <text:p text:style-name="P28">O usuário deve ser capaz de pesquisar por uma disciplina.</text:p>
          </table:table-cell>
        </table:table-row>
        <table:table-row>
          <table:table-cell table:style-name="Tabela14.A1" office:value-type="string">
            <text:p text:style-name="P28"> <text:span text:style-name="T13">Pré-condições:</text:span></text:p>
          </table:table-cell>
          <table:table-cell table:style-name="Tabela14.A1" office:value-type="string">
            <text:p text:style-name="P28">O usuário estar logado no sistema.</text:p>
          </table:table-cell>
        </table:table-row>
        <table:table-row>
          <table:table-cell table:style-name="Tabela14.A1" office:value-type="string">
            <text:p text:style-name="P28"> <text:span text:style-name="T13">Sucesso:</text:span></text:p>
          </table:table-cell>
          <table:table-cell table:style-name="Tabela14.A1" office:value-type="string">
            <text:p text:style-name="P28">A disciplina é pesquisada com sucesso.</text:p>
          </table:table-cell>
        </table:table-row>
        <table:table-row>
          <table:table-cell table:style-name="Tabela14.A1" office:value-type="string">
            <text:p text:style-name="P28"> <text:span text:style-name="T13">Falha:</text:span></text:p>
          </table:table-cell>
          <table:table-cell table:style-name="Tabela14.A1" office:value-type="string">
            <text:p text:style-name="P28">A disciplina não é pesquisada.</text:p>
          </table:table-cell>
        </table:table-row>
        <table:table-row>
          <table:table-cell table:style-name="Tabela14.A1" office:value-type="string">
            <text:p text:style-name="P28"> <text:span text:style-name="T13">Fluxo Principal:</text:span></text:p>
          </table:table-cell>
          <table:table-cell table:style-name="Tabela14.A1" office:value-type="string">
            <text:p text:style-name="P30">1.<text:span text:style-name="T14">        </text:span>O usuário seleciona a opção de pesquisar disciplina. </text:p>
            <text:p text:style-name="P30">2.<text:span text:style-name="T14">        </text:span>O usuário insere a chave de pesquisa da disciplina.[FA1]</text:p>
            <text:p text:style-name="P30">3.<text:span text:style-name="T14">        </text:span>O usuário solicita a busca.</text:p>
            <text:p text:style-name="P30">4.<text:span text:style-name="T14">        </text:span>O sistema mostra todos os resultados encontrados com aquela chave desejada.</text:p>
          </table:table-cell>
        </table:table-row>
        <table:table-row>
          <table:table-cell table:style-name="Tabela14.A1" office:value-type="string">
            <text:p text:style-name="P28"> <text:span text:style-name="T13">Fluxo Alternativo:</text:span></text:p>
          </table:table-cell>
          <table:table-cell table:style-name="Tabela14.A1" office:value-type="string">
            <text:p text:style-name="P28"> <text:span text:style-name="T13">[FA1] Não existe nenhuma disciplina com a chave desejada</text:span></text:p>
            <text:p text:style-name="P30">1.<text:span text:style-name="T14">        </text:span>O sistema informa que não foi encontrado nenhum registro com a chave desejada.</text:p>
          </table:table-cell>
        </table:table-row>
      </table:table>
      <text:p text:style-name="P23"/>
      <text:p text:style-name="P23"/>
      <text:p text:style-name="P23"/>
      <text:p text:style-name="P2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8"> <text:span text:style-name="T13">[UC12]</text:span></text:p>
          </table:table-cell>
          <table:table-cell table:style-name="Tabela15.A1" office:value-type="string">
            <text:h text:style-name="P18" text:outline-level="1"><text:bookmark-start text:name="__RefHeading__414_1794975504"/><text:span text:style-name="Fonte_20_parág._20_padrão"><text:span text:style-name="T12">Editar Disciplina</text:span></text:span><text:bookmark-end text:name="__RefHeading__414_1794975504"/></text:h>
          </table:table-cell>
        </table:table-row>
        <table:table-row>
          <table:table-cell table:style-name="Tabela15.A1" office:value-type="string">
            <text:p text:style-name="P28"> <text:span text:style-name="T13">Descrição:</text:span></text:p>
          </table:table-cell>
          <table:table-cell table:style-name="Tabela15.A1" office:value-type="string">
            <text:p text:style-name="P28">Dado uma disciplina cadastrada no sistema, o usuário deve ser capaz de edita-la.</text:p>
          </table:table-cell>
        </table:table-row>
        <table:table-row>
          <table:table-cell table:style-name="Tabela15.A1" office:value-type="string">
            <text:p text:style-name="P28"> <text:span text:style-name="T13">Pré-condições:</text:span></text:p>
          </table:table-cell>
          <table:table-cell table:style-name="Tabela15.A1" office:value-type="string">
            <text:p text:style-name="P28">O usuário estar logado no sistema.<text:line-break/>A disciplina estar cadastrada no sistema.</text:p>
          </table:table-cell>
        </table:table-row>
        <table:table-row>
          <table:table-cell table:style-name="Tabela15.A1" office:value-type="string">
            <text:p text:style-name="P28"> <text:span text:style-name="T13">Sucesso:</text:span></text:p>
          </table:table-cell>
          <table:table-cell table:style-name="Tabela15.A1" office:value-type="string">
            <text:p text:style-name="P28">A disciplina é editada com sucesso.</text:p>
          </table:table-cell>
        </table:table-row>
        <table:table-row>
          <table:table-cell table:style-name="Tabela15.A1" office:value-type="string">
            <text:p text:style-name="P28"> <text:span text:style-name="T13">Falha:</text:span></text:p>
          </table:table-cell>
          <table:table-cell table:style-name="Tabela15.A1" office:value-type="string">
            <text:p text:style-name="P28">A disciplina não é editada.</text:p>
          </table:table-cell>
        </table:table-row>
        <table:table-row>
          <table:table-cell table:style-name="Tabela15.A1" office:value-type="string">
            <text:p text:style-name="P28"> <text:span text:style-name="T13">Fluxo Principal:</text:span></text:p>
          </table:table-cell>
          <table:table-cell table:style-name="Tabela15.A1" office:value-type="string">
            <text:p text:style-name="P30">1.<text:span text:style-name="T14">        </text:span>O usuário faz a busca pela disciplina [UC11].</text:p>
            <text:p text:style-name="P30">2.<text:span text:style-name="T14">        </text:span>O usuário seleciona a disciplina a qual deseja editar.</text:p>
            <text:p text:style-name="P30">3.<text:span text:style-name="T14">        </text:span>O usuário edita a disciplina.[FA1]</text:p>
            <text:p text:style-name="P30">4.<text:span text:style-name="T14">        </text:span>O usuário confirma a edição da disciplina.</text:p>
            <text:p text:style-name="P30">5.<text:span text:style-name="T14">        </text:span>O sistema informa que a edição foi realizada com sucesso.</text:p>
          </table:table-cell>
        </table:table-row>
        <table:table-row>
          <table:table-cell table:style-name="Tabela15.A1" office:value-type="string">
            <text:p text:style-name="P28"> <text:span text:style-name="T13">Fluxo Alternativo:</text:span></text:p>
          </table:table-cell>
          <table:table-cell table:style-name="Tabela15.A1" office:value-type="string">
            <text:p text:style-name="P28"> <text:span text:style-name="T13">[FA1] Já existe outra disciplina com os dados fornecidos.</text:span></text:p>
            <text:p text:style-name="P30">1.<text:span text:style-name="T14">        </text:span>O sistema informa que já existe outra disciplina com os mesmos dados fornecido.</text:p>
          </table:table-cell>
        </table:table-row>
      </table:table>
      <text:p text:style-name="P23"/>
      <text:p text:style-name="P23"><text:soft-page-break/></text:p>
      <text:p text:style-name="P2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8"> <text:span text:style-name="T13">[UC13]</text:span></text:p>
          </table:table-cell>
          <table:table-cell table:style-name="Tabela16.A1" office:value-type="string">
            <text:h text:style-name="P18" text:outline-level="1"><text:bookmark-start text:name="__RefHeading__416_1794975504"/><text:span text:style-name="Fonte_20_parág._20_padrão"><text:span text:style-name="T12">Excluir Disciplina</text:span></text:span><text:bookmark-end text:name="__RefHeading__416_1794975504"/></text:h>
          </table:table-cell>
        </table:table-row>
        <table:table-row>
          <table:table-cell table:style-name="Tabela16.A1" office:value-type="string">
            <text:p text:style-name="P28"> <text:span text:style-name="T13">Descrição:</text:span></text:p>
          </table:table-cell>
          <table:table-cell table:style-name="Tabela16.A1" office:value-type="string">
            <text:p text:style-name="P28">Dado uma disciplina cadastrada no sistema, o usuário deve ser capaz de exclui-la.</text:p>
          </table:table-cell>
        </table:table-row>
        <table:table-row>
          <table:table-cell table:style-name="Tabela16.A1" office:value-type="string">
            <text:p text:style-name="P28"> <text:span text:style-name="T13">Pré-condições:</text:span></text:p>
          </table:table-cell>
          <table:table-cell table:style-name="Tabela16.A1" office:value-type="string">
            <text:p text:style-name="P28">O usuário estar logado no sistema.<text:line-break/>A disciplina estar cadastrada no sistema.</text:p>
          </table:table-cell>
        </table:table-row>
        <table:table-row>
          <table:table-cell table:style-name="Tabela16.A1" office:value-type="string">
            <text:p text:style-name="P28"> <text:span text:style-name="T13">Sucesso:</text:span></text:p>
          </table:table-cell>
          <table:table-cell table:style-name="Tabela16.A1" office:value-type="string">
            <text:p text:style-name="P28">A disciplina é excluida com sucesso</text:p>
          </table:table-cell>
        </table:table-row>
        <table:table-row>
          <table:table-cell table:style-name="Tabela16.A1" office:value-type="string">
            <text:p text:style-name="P28"> <text:span text:style-name="T13">Falha:</text:span></text:p>
          </table:table-cell>
          <table:table-cell table:style-name="Tabela16.A1" office:value-type="string">
            <text:p text:style-name="P28">A disciplina não é excluida.</text:p>
          </table:table-cell>
        </table:table-row>
        <table:table-row>
          <table:table-cell table:style-name="Tabela16.A1" office:value-type="string">
            <text:p text:style-name="P28"> <text:span text:style-name="T13">Fluxo Principal:</text:span></text:p>
          </table:table-cell>
          <table:table-cell table:style-name="Tabela16.A1" office:value-type="string">
            <text:p text:style-name="P30">1.<text:span text:style-name="T14">        </text:span>O usuário faz a busca pela disciplina [UC11].</text:p>
            <text:p text:style-name="P30">2.<text:span text:style-name="T14">        </text:span>O usuário seleciona a disciplina a qual deseja excluir.</text:p>
            <text:p text:style-name="P30">3.<text:span text:style-name="T14">        </text:span>O usuário confirma a exclusão.</text:p>
            <text:p text:style-name="P30">4.<text:span text:style-name="T14">        </text:span>O sistema informa que a exclusão foi feita com sucesso.</text:p>
          </table:table-cell>
        </table:table-row>
        <table:table-row>
          <table:table-cell table:style-name="Tabela16.A1" office:value-type="string">
            <text:p text:style-name="P28"> <text:span text:style-name="T13">Fluxo Alternativo:</text:span></text:p>
          </table:table-cell>
          <table:table-cell table:style-name="Tabela16.A1" office:value-type="string">
            <text:p text:style-name="P28"> </text:p>
          </table:table-cell>
        </table:table-row>
      </table:table>
      <text:p text:style-name="P23"/>
      <text:p text:style-name="P23"/>
      <text:p text:style-name="P23"/>
      <text:p text:style-name="P23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8"> <text:span text:style-name="T13">[UC14]</text:span></text:p>
          </table:table-cell>
          <table:table-cell table:style-name="Tabela17.A1" office:value-type="string">
            <text:h text:style-name="P20" text:outline-level="1"><text:bookmark-start text:name="__RefHeading__418_1794975504"/><text:span text:style-name="Fonte_20_parág._20_padrão"><text:span text:style-name="T5">Cadastrar PPC's</text:span></text:span><text:bookmark-end text:name="__RefHeading__418_1794975504"/></text:h>
          </table:table-cell>
        </table:table-row>
        <table:table-row>
          <table:table-cell table:style-name="Tabela17.A1" office:value-type="string">
            <text:p text:style-name="P28"> <text:span text:style-name="T13">Descrição:</text:span></text:p>
          </table:table-cell>
          <table:table-cell table:style-name="Tabela17.A1" office:value-type="string">
            <text:p text:style-name="P28">O usuário deve ser capaz de cadastrar novos PPC's no sistema.</text:p>
          </table:table-cell>
        </table:table-row>
        <table:table-row>
          <table:table-cell table:style-name="Tabela17.A1" office:value-type="string">
            <text:p text:style-name="P28"> <text:span text:style-name="T13">Pré-condições:</text:span></text:p>
          </table:table-cell>
          <table:table-cell table:style-name="Tabela17.A1" office:value-type="string">
            <text:p text:style-name="P28">O usuário estar logado no sistema.</text:p>
          </table:table-cell>
        </table:table-row>
        <table:table-row>
          <table:table-cell table:style-name="Tabela17.A1" office:value-type="string">
            <text:p text:style-name="P28"> <text:span text:style-name="T13">Sucesso:</text:span></text:p>
          </table:table-cell>
          <table:table-cell table:style-name="Tabela17.A1" office:value-type="string">
            <text:p text:style-name="P28">O PPC é cadastrado com sucesso.</text:p>
          </table:table-cell>
        </table:table-row>
        <table:table-row>
          <table:table-cell table:style-name="Tabela17.A1" office:value-type="string">
            <text:p text:style-name="P28"> <text:span text:style-name="T13">Falha:</text:span></text:p>
          </table:table-cell>
          <table:table-cell table:style-name="Tabela17.A1" office:value-type="string">
            <text:p text:style-name="P28">O PPC não é cadastrado.</text:p>
          </table:table-cell>
        </table:table-row>
        <table:table-row>
          <table:table-cell table:style-name="Tabela17.A1" office:value-type="string">
            <text:p text:style-name="P28"> <text:span text:style-name="T13">Fluxo Principal:</text:span></text:p>
          </table:table-cell>
          <table:table-cell table:style-name="Tabela17.A1" office:value-type="string">
            <text:p text:style-name="P30">1.<text:span text:style-name="T14">        </text:span>O usuário seleciona a opção de cadastrar PPC. </text:p>
            <text:p text:style-name="P30">2.<text:span text:style-name="T14">        </text:span>O usuário insere o dados do PPC.[FA1]</text:p>
            <text:p text:style-name="P30">3.<text:span text:style-name="T14">        </text:span>O usuário solicita o cadastro do PPC no sistema.</text:p>
            <text:p text:style-name="P30">4.<text:span text:style-name="T14">        </text:span>É informado que o PPC foi cadastrado no sistema.</text:p>
          </table:table-cell>
        </table:table-row>
        <table:table-row>
          <table:table-cell table:style-name="Tabela17.A1" office:value-type="string">
            <text:p text:style-name="P28"> <text:span text:style-name="T13">Fluxo Alternativo:</text:span></text:p>
          </table:table-cell>
          <table:table-cell table:style-name="Tabela17.A1" office:value-type="string">
            <text:p text:style-name="P28"> <text:span text:style-name="T13">[FA1] PPC já existe</text:span></text:p>
            <text:p text:style-name="P30">1.<text:span text:style-name="T14">        </text:span>O usuário é informado que já existe um PPC com aqueles dados.</text:p>
          </table:table-cell>
        </table:table-row>
      </table:table>
      <text:p text:style-name="P23"/>
      <text:p text:style-name="P23"/>
      <text:p text:style-name="P23"/>
      <text:p text:style-name="P23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28"> <text:span text:style-name="T13">[UC15]</text:span></text:p>
          </table:table-cell>
          <table:table-cell table:style-name="Tabela18.A1" office:value-type="string">
            <text:h text:style-name="P18" text:outline-level="1"><text:bookmark-start text:name="__RefHeading__420_1794975504"/><text:span text:style-name="Fonte_20_parág._20_padrão"><text:span text:style-name="T12">Pesquisar PPC's</text:span></text:span><text:bookmark-end text:name="__RefHeading__420_1794975504"/></text:h>
          </table:table-cell>
        </table:table-row>
        <table:table-row>
          <table:table-cell table:style-name="Tabela18.A1" office:value-type="string">
            <text:p text:style-name="P28"> <text:span text:style-name="T13">Descrição:</text:span></text:p>
          </table:table-cell>
          <table:table-cell table:style-name="Tabela18.A1" office:value-type="string">
            <text:p text:style-name="P28">O usuário deve ser capaz de pesquisar por um PPC.</text:p>
          </table:table-cell>
        </table:table-row>
        <table:table-row>
          <table:table-cell table:style-name="Tabela18.A1" office:value-type="string">
            <text:p text:style-name="P28"> <text:span text:style-name="T13">Pré-condições:</text:span></text:p>
          </table:table-cell>
          <table:table-cell table:style-name="Tabela18.A1" office:value-type="string">
            <text:p text:style-name="P28">O usuário estar logado no sistema.</text:p>
          </table:table-cell>
        </table:table-row>
        <table:table-row>
          <table:table-cell table:style-name="Tabela18.A1" office:value-type="string">
            <text:p text:style-name="P28"> <text:span text:style-name="T13">Sucesso:</text:span></text:p>
          </table:table-cell>
          <table:table-cell table:style-name="Tabela18.A1" office:value-type="string">
            <text:p text:style-name="P28">O PPC é pesquisado com sucesso.</text:p>
          </table:table-cell>
        </table:table-row>
        <table:table-row>
          <table:table-cell table:style-name="Tabela18.A1" office:value-type="string">
            <text:p text:style-name="P28"> <text:span text:style-name="T13">Falha:</text:span></text:p>
          </table:table-cell>
          <table:table-cell table:style-name="Tabela18.A1" office:value-type="string">
            <text:p text:style-name="P28">O PPC não é pesquisado.</text:p>
          </table:table-cell>
        </table:table-row>
        <text:soft-page-break/>
        <table:table-row>
          <table:table-cell table:style-name="Tabela18.A1" office:value-type="string">
            <text:p text:style-name="P28"> <text:span text:style-name="T13">Fluxo Principal:</text:span></text:p>
          </table:table-cell>
          <table:table-cell table:style-name="Tabela18.A1" office:value-type="string">
            <text:p text:style-name="P30">1.<text:span text:style-name="T14">        </text:span>O usuário seleciona a opção de pesquisar PPC. </text:p>
            <text:p text:style-name="P30">2.<text:span text:style-name="T14">        </text:span>O usuário insere a chave de pesquisa do PPC.[FA1]</text:p>
            <text:p text:style-name="P30">3.<text:span text:style-name="T14">        </text:span>O usuário solicita a busca.</text:p>
            <text:p text:style-name="P30">4.<text:span text:style-name="T14">        </text:span>O sistema mostra todos os resultados encontrados com aquela chave desejada.</text:p>
          </table:table-cell>
        </table:table-row>
        <table:table-row>
          <table:table-cell table:style-name="Tabela18.A1" office:value-type="string">
            <text:p text:style-name="P28"> <text:span text:style-name="T13">Fluxo Alternativo:</text:span></text:p>
          </table:table-cell>
          <table:table-cell table:style-name="Tabela18.A1" office:value-type="string">
            <text:p text:style-name="P28"> <text:span text:style-name="T13">[FA1] Não existe nenhum PPC com a chave desejada</text:span></text:p>
            <text:p text:style-name="P30">1.<text:span text:style-name="T14">        </text:span>O sistema informa que não foi encontrado nenhum registro com a chave desejada.</text:p>
          </table:table-cell>
        </table:table-row>
      </table:table>
      <text:p text:style-name="P23"/>
      <text:p text:style-name="P23"/>
      <text:p text:style-name="P23"/>
      <text:p text:style-name="P23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28"> <text:span text:style-name="T13">[UC16]</text:span></text:p>
          </table:table-cell>
          <table:table-cell table:style-name="Tabela19.A1" office:value-type="string">
            <text:h text:style-name="P18" text:outline-level="1"><text:bookmark-start text:name="__RefHeading__422_1794975504"/><text:span text:style-name="Fonte_20_parág._20_padrão"><text:span text:style-name="T12">Editar PPC's</text:span></text:span><text:bookmark-end text:name="__RefHeading__422_1794975504"/></text:h>
          </table:table-cell>
        </table:table-row>
        <table:table-row>
          <table:table-cell table:style-name="Tabela19.A1" office:value-type="string">
            <text:p text:style-name="P28"> <text:span text:style-name="T13">Descrição:</text:span></text:p>
          </table:table-cell>
          <table:table-cell table:style-name="Tabela19.A1" office:value-type="string">
            <text:p text:style-name="P28">Dado um PPC cadastrado no sistema, o usuário deve ser capaz de edita-lo. </text:p>
          </table:table-cell>
        </table:table-row>
        <table:table-row>
          <table:table-cell table:style-name="Tabela19.A1" office:value-type="string">
            <text:p text:style-name="P28"> <text:span text:style-name="T13">Pré-condições:</text:span></text:p>
          </table:table-cell>
          <table:table-cell table:style-name="Tabela19.A1" office:value-type="string">
            <text:p text:style-name="P28">O usuário estar logado no sistema.<text:line-break/>O PPC estar cadastrado no sistema. </text:p>
          </table:table-cell>
        </table:table-row>
        <table:table-row>
          <table:table-cell table:style-name="Tabela19.A1" office:value-type="string">
            <text:p text:style-name="P28"> <text:span text:style-name="T13">Sucesso:</text:span></text:p>
          </table:table-cell>
          <table:table-cell table:style-name="Tabela19.A1" office:value-type="string">
            <text:p text:style-name="P28">O PPC é editado com sucesso.</text:p>
          </table:table-cell>
        </table:table-row>
        <table:table-row>
          <table:table-cell table:style-name="Tabela19.A1" office:value-type="string">
            <text:p text:style-name="P28"> <text:span text:style-name="T13">Falha:</text:span></text:p>
          </table:table-cell>
          <table:table-cell table:style-name="Tabela19.A1" office:value-type="string">
            <text:p text:style-name="P28">O PPC não é editado.</text:p>
          </table:table-cell>
        </table:table-row>
        <table:table-row>
          <table:table-cell table:style-name="Tabela19.A1" office:value-type="string">
            <text:p text:style-name="P28"> <text:span text:style-name="T13">Fluxo Principal:</text:span></text:p>
          </table:table-cell>
          <table:table-cell table:style-name="Tabela19.A1" office:value-type="string">
            <text:p text:style-name="P30">1.<text:span text:style-name="T14">        </text:span>O usuário faz a busca pelo PPC [UC15].</text:p>
            <text:p text:style-name="P30">2.<text:span text:style-name="T14">        </text:span>O usuário seleciona o PPC o qual deseja editar.</text:p>
            <text:p text:style-name="P30">3.<text:span text:style-name="T14">        </text:span>O usuário edita o PPC.[FA1]</text:p>
            <text:p text:style-name="P30">4.<text:span text:style-name="T14">        </text:span>O usuário confirma a edição do PPC.</text:p>
            <text:p text:style-name="P30">5.<text:span text:style-name="T14">        </text:span>O sistema informa que a edição foi realizada com sucesso.</text:p>
          </table:table-cell>
        </table:table-row>
        <table:table-row>
          <table:table-cell table:style-name="Tabela19.A1" office:value-type="string">
            <text:p text:style-name="P28"> <text:span text:style-name="T13">Fluxo Alternativo:</text:span></text:p>
          </table:table-cell>
          <table:table-cell table:style-name="Tabela19.A1" office:value-type="string">
            <text:p text:style-name="P28"> <text:span text:style-name="T13">[FA1] Já existe outro PPC com os dados fornecidos.</text:span></text:p>
            <text:p text:style-name="P30">1.<text:span text:style-name="T14">        </text:span>O sistema informa que já existe outro PPC com os mesmos dados fornecido.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28"> <text:span text:style-name="T13">[UC17]</text:span></text:p>
          </table:table-cell>
          <table:table-cell table:style-name="Tabela20.A1" office:value-type="string">
            <text:h text:style-name="P18" text:outline-level="1"><text:bookmark-start text:name="__RefHeading__424_1794975504"/><text:span text:style-name="Fonte_20_parág._20_padrão"><text:span text:style-name="T12">Excluir PPC's</text:span></text:span><text:bookmark-end text:name="__RefHeading__424_1794975504"/></text:h>
          </table:table-cell>
        </table:table-row>
        <table:table-row>
          <table:table-cell table:style-name="Tabela20.A1" office:value-type="string">
            <text:p text:style-name="P28"> <text:span text:style-name="T13">Descrição:</text:span></text:p>
          </table:table-cell>
          <table:table-cell table:style-name="Tabela20.A1" office:value-type="string">
            <text:p text:style-name="P28">Dado um PPC cadastrado no sistema, o usuário deve ser capaz de exclui-lo</text:p>
          </table:table-cell>
        </table:table-row>
        <table:table-row>
          <table:table-cell table:style-name="Tabela20.A1" office:value-type="string">
            <text:p text:style-name="P28"> <text:span text:style-name="T13">Pré-condições:</text:span></text:p>
          </table:table-cell>
          <table:table-cell table:style-name="Tabela20.A1" office:value-type="string">
            <text:p text:style-name="P28">O usuário estar logado no sistema.<text:line-break/>O PPC estar cadastrado no sistema. </text:p>
          </table:table-cell>
        </table:table-row>
        <table:table-row>
          <table:table-cell table:style-name="Tabela20.A1" office:value-type="string">
            <text:p text:style-name="P28"> <text:span text:style-name="T13">Sucesso:</text:span></text:p>
          </table:table-cell>
          <table:table-cell table:style-name="Tabela20.A1" office:value-type="string">
            <text:p text:style-name="P28">O PPC é excluído com sucesso. </text:p>
          </table:table-cell>
        </table:table-row>
        <table:table-row>
          <table:table-cell table:style-name="Tabela20.A1" office:value-type="string">
            <text:p text:style-name="P28"> <text:span text:style-name="T13">Falha:</text:span></text:p>
          </table:table-cell>
          <table:table-cell table:style-name="Tabela20.A1" office:value-type="string">
            <text:p text:style-name="P28">O PPC não é excluído.</text:p>
          </table:table-cell>
        </table:table-row>
        <text:soft-page-break/>
        <table:table-row>
          <table:table-cell table:style-name="Tabela20.A1" office:value-type="string">
            <text:p text:style-name="P28"> <text:span text:style-name="T13">Fluxo Principal:</text:span></text:p>
          </table:table-cell>
          <table:table-cell table:style-name="Tabela20.A1" office:value-type="string">
            <text:p text:style-name="P30">1.<text:span text:style-name="T14">        </text:span>O usuário faz a busca pelo PPC [UC15].</text:p>
            <text:p text:style-name="P30">2.<text:span text:style-name="T14">        </text:span>O usuário seleciona o PPC o qual deseja excluir.</text:p>
            <text:p text:style-name="P30">3.<text:span text:style-name="T14">        </text:span>O usuário confirma a exclusão.</text:p>
            <text:p text:style-name="P30">4.<text:span text:style-name="T14">        </text:span>O sistema informa que a exclusão foi feita com sucesso.</text:p>
          </table:table-cell>
        </table:table-row>
        <table:table-row>
          <table:table-cell table:style-name="Tabela20.A1" office:value-type="string">
            <text:p text:style-name="P28"> <text:span text:style-name="T13">Fluxo Alternativo:</text:span></text:p>
          </table:table-cell>
          <table:table-cell table:style-name="Tabela20.A1" office:value-type="string">
            <text:p text:style-name="P28"/>
          </table:table-cell>
        </table:table-row>
      </table:table>
      <text:p text:style-name="P23"/>
      <text:p text:style-name="P23"/>
      <text:p text:style-name="P23"/>
      <text:p text:style-name="P23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28"> <text:span text:style-name="T13">[UC18]</text:span></text:p>
          </table:table-cell>
          <table:table-cell table:style-name="Tabela21.A1" office:value-type="string">
            <text:h text:style-name="P20" text:outline-level="1"><text:bookmark-start text:name="__RefHeading__426_1794975504"/><text:span text:style-name="Fonte_20_parág._20_padrão"><text:span text:style-name="T5">Cadastrar Novos Usuáros</text:span></text:span><text:bookmark-end text:name="__RefHeading__426_1794975504"/></text:h>
          </table:table-cell>
        </table:table-row>
        <table:table-row>
          <table:table-cell table:style-name="Tabela21.A1" office:value-type="string">
            <text:p text:style-name="P28"> <text:span text:style-name="T13">Descrição:</text:span></text:p>
          </table:table-cell>
          <table:table-cell table:style-name="Tabela21.A1" office:value-type="string">
            <text:p text:style-name="P28">  O usuário deve ser capaz de cadastrar novos usuários no sistema.</text:p>
          </table:table-cell>
        </table:table-row>
        <table:table-row>
          <table:table-cell table:style-name="Tabela21.A1" office:value-type="string">
            <text:p text:style-name="P28"> <text:span text:style-name="T13">Pré-condições:</text:span></text:p>
          </table:table-cell>
          <table:table-cell table:style-name="Tabela21.A1" office:value-type="string">
            <text:p text:style-name="P28">  O usuário estar logado no sistema.</text:p>
          </table:table-cell>
        </table:table-row>
        <table:table-row>
          <table:table-cell table:style-name="Tabela21.A1" office:value-type="string">
            <text:p text:style-name="P28"> <text:span text:style-name="T13">Sucesso:</text:span></text:p>
          </table:table-cell>
          <table:table-cell table:style-name="Tabela21.A1" office:value-type="string">
            <text:p text:style-name="P28">  O novo usuário é cadastrado com sucesso.</text:p>
          </table:table-cell>
        </table:table-row>
        <table:table-row>
          <table:table-cell table:style-name="Tabela21.A1" office:value-type="string">
            <text:p text:style-name="P28"> <text:span text:style-name="T13">Falha:</text:span></text:p>
          </table:table-cell>
          <table:table-cell table:style-name="Tabela21.A1" office:value-type="string">
            <text:p text:style-name="P28">  O novo usuário não é cadastrado.</text:p>
          </table:table-cell>
        </table:table-row>
        <table:table-row>
          <table:table-cell table:style-name="Tabela21.A1" office:value-type="string">
            <text:p text:style-name="P28"> <text:span text:style-name="T13">Fluxo Principal:</text:span></text:p>
          </table:table-cell>
          <table:table-cell table:style-name="Tabela21.A1" office:value-type="string">
            <text:p text:style-name="P30">1.<text:span text:style-name="T14">        </text:span>O usuário seleciona a opção de cadastrar novo usuário. </text:p>
            <text:p text:style-name="P30">2.<text:span text:style-name="T14">        </text:span>O usuário insere o dados do novo usuário.[FA1]</text:p>
            <text:p text:style-name="P30">3.<text:span text:style-name="T14">        </text:span>O usuário solicita o cadastro do novo usuário no sistema.</text:p>
            <text:p text:style-name="P30">4.<text:span text:style-name="T14">        </text:span>É informado que o novo usuário foi cadastrado no sistema.</text:p>
          </table:table-cell>
        </table:table-row>
        <table:table-row>
          <table:table-cell table:style-name="Tabela21.A1" office:value-type="string">
            <text:p text:style-name="P28"> <text:span text:style-name="T13">Fluxo Alternativo:</text:span></text:p>
          </table:table-cell>
          <table:table-cell table:style-name="Tabela21.A1" office:value-type="string">
            <text:p text:style-name="P28"> <text:span text:style-name="T13">[FA1] Usuário já existe</text:span></text:p>
            <text:p text:style-name="P30">1.<text:span text:style-name="T14">        </text:span>O usuário é informado que já existe um outro usuário com aqueles dados.</text:p>
          </table:table-cell>
        </table:table-row>
      </table:table>
      <text:p text:style-name="P22"/>
      <text:p text:style-name="P22"/>
      <text:p text:style-name="P22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28"> <text:span text:style-name="T13">[UC19]</text:span></text:p>
          </table:table-cell>
          <table:table-cell table:style-name="Tabela22.A1" office:value-type="string">
            <text:h text:style-name="P18" text:outline-level="1"><text:bookmark-start text:name="__RefHeading__428_1794975504"/><text:span text:style-name="Fonte_20_parág._20_padrão"><text:span text:style-name="T12">Pesquisar Usuários</text:span></text:span><text:bookmark-end text:name="__RefHeading__428_1794975504"/></text:h>
          </table:table-cell>
        </table:table-row>
        <table:table-row>
          <table:table-cell table:style-name="Tabela22.A1" office:value-type="string">
            <text:p text:style-name="P28"> <text:span text:style-name="T13">Descrição:</text:span></text:p>
          </table:table-cell>
          <table:table-cell table:style-name="Tabela22.A1" office:value-type="string">
            <text:p text:style-name="P28">O usuário deve ser capaz de pesquisar por um outro usuário.</text:p>
          </table:table-cell>
        </table:table-row>
        <table:table-row>
          <table:table-cell table:style-name="Tabela22.A1" office:value-type="string">
            <text:p text:style-name="P28"> <text:span text:style-name="T13">Pré-condições:</text:span></text:p>
          </table:table-cell>
          <table:table-cell table:style-name="Tabela22.A1" office:value-type="string">
            <text:p text:style-name="P28">O usuário estar logado no sistema.</text:p>
          </table:table-cell>
        </table:table-row>
        <table:table-row>
          <table:table-cell table:style-name="Tabela22.A1" office:value-type="string">
            <text:p text:style-name="P28"> <text:span text:style-name="T13">Sucesso:</text:span></text:p>
          </table:table-cell>
          <table:table-cell table:style-name="Tabela22.A1" office:value-type="string">
            <text:p text:style-name="P28">O usuário é pesquisado com sucesso.</text:p>
          </table:table-cell>
        </table:table-row>
        <table:table-row>
          <table:table-cell table:style-name="Tabela22.A1" office:value-type="string">
            <text:p text:style-name="P28"> <text:span text:style-name="T13">Falha:</text:span></text:p>
          </table:table-cell>
          <table:table-cell table:style-name="Tabela22.A1" office:value-type="string">
            <text:p text:style-name="P28">O usuário não é pesquisado.</text:p>
          </table:table-cell>
        </table:table-row>
        <table:table-row>
          <table:table-cell table:style-name="Tabela22.A1" office:value-type="string">
            <text:p text:style-name="P28"> <text:span text:style-name="T13">Fluxo Principal:</text:span></text:p>
          </table:table-cell>
          <table:table-cell table:style-name="Tabela22.A1" office:value-type="string">
            <text:p text:style-name="P30">1.<text:span text:style-name="T14">        </text:span>O usuário seleciona a opção de pesquisar outros usuário. </text:p>
            <text:p text:style-name="P30">2.<text:span text:style-name="T14">        </text:span>O usuário insere a chave de pesquisa do outro usuário.[FA1]</text:p>
            <text:p text:style-name="P30">3.<text:span text:style-name="T14">        </text:span>O usuário solicita a busca.</text:p>
            <text:p text:style-name="P30">4.<text:span text:style-name="T14">        </text:span>O sistema mostra todos os resultados encontrados com aquela chave desejada.</text:p>
          </table:table-cell>
        </table:table-row>
        <table:table-row>
          <table:table-cell table:style-name="Tabela22.A1" office:value-type="string">
            <text:p text:style-name="P28"> <text:span text:style-name="T13">Fluxo Alternativo:</text:span></text:p>
          </table:table-cell>
          <table:table-cell table:style-name="Tabela22.A1" office:value-type="string">
            <text:p text:style-name="P29">[FA1] Não existe nenhum usuário com a chave desejada</text:p>
            <text:p text:style-name="P31"><text:soft-page-break/>1.<text:span text:style-name="T14">        </text:span>O sistema informa que não foi encontrado nenhum registro com a chave desejada.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28"> <text:span text:style-name="T13">[UC20]</text:span></text:p>
          </table:table-cell>
          <table:table-cell table:style-name="Tabela23.A1" office:value-type="string">
            <text:h text:style-name="P18" text:outline-level="1"><text:bookmark-start text:name="__RefHeading__430_1794975504"/><text:span text:style-name="Fonte_20_parág._20_padrão"><text:span text:style-name="T12">Editar Usuário</text:span></text:span><text:bookmark-end text:name="__RefHeading__430_1794975504"/></text:h>
          </table:table-cell>
        </table:table-row>
        <table:table-row>
          <table:table-cell table:style-name="Tabela23.A1" office:value-type="string">
            <text:p text:style-name="P28"> <text:span text:style-name="T13">Descrição:</text:span></text:p>
          </table:table-cell>
          <table:table-cell table:style-name="Tabela23.A1" office:value-type="string">
            <text:p text:style-name="P28">Dado um usuário cadastrado no sistema, o usuário deve ser capaz de edita-lo. </text:p>
          </table:table-cell>
        </table:table-row>
        <table:table-row>
          <table:table-cell table:style-name="Tabela23.A1" office:value-type="string">
            <text:p text:style-name="P28"> <text:span text:style-name="T13">Pré-condições:</text:span></text:p>
          </table:table-cell>
          <table:table-cell table:style-name="Tabela23.A1" office:value-type="string">
            <text:p text:style-name="P28">O usuário estar logado no sistema.<text:line-break/>Outro usuário deve estar cadastrado no sistema.</text:p>
          </table:table-cell>
        </table:table-row>
        <table:table-row>
          <table:table-cell table:style-name="Tabela23.A1" office:value-type="string">
            <text:p text:style-name="P28"> <text:span text:style-name="T13">Sucesso:</text:span></text:p>
          </table:table-cell>
          <table:table-cell table:style-name="Tabela23.A1" office:value-type="string">
            <text:p text:style-name="P28">O usuário é editado com sucesso.</text:p>
          </table:table-cell>
        </table:table-row>
        <table:table-row>
          <table:table-cell table:style-name="Tabela23.A1" office:value-type="string">
            <text:p text:style-name="P28"> <text:span text:style-name="T13">Falha:</text:span></text:p>
          </table:table-cell>
          <table:table-cell table:style-name="Tabela23.A1" office:value-type="string">
            <text:p text:style-name="P28">O usuário não é editado. </text:p>
          </table:table-cell>
        </table:table-row>
        <table:table-row>
          <table:table-cell table:style-name="Tabela23.A1" office:value-type="string">
            <text:p text:style-name="P28"> <text:span text:style-name="T13">Fluxo Principal:</text:span></text:p>
          </table:table-cell>
          <table:table-cell table:style-name="Tabela23.A1" office:value-type="string">
            <text:p text:style-name="P30">1.<text:span text:style-name="T14">        </text:span>O usuário faz a busca pelo outro usuário [UC19].</text:p>
            <text:p text:style-name="P30">2.<text:span text:style-name="T14">        </text:span>O usuário seleciona o usuário o qual deseja editar.</text:p>
            <text:p text:style-name="P30">3.<text:span text:style-name="T14">        </text:span>O usuário edita o usuário.[FA1]</text:p>
            <text:p text:style-name="P30">4.<text:span text:style-name="T14">        </text:span>O usuário confirma a edição do outro usuário.</text:p>
            <text:p text:style-name="P30">5.<text:span text:style-name="T14">        </text:span>O sistema informa que a edição foi realizada com sucesso.</text:p>
          </table:table-cell>
        </table:table-row>
        <table:table-row>
          <table:table-cell table:style-name="Tabela23.A1" office:value-type="string">
            <text:p text:style-name="P28"> <text:span text:style-name="T13">Fluxo Alternativo:</text:span></text:p>
          </table:table-cell>
          <table:table-cell table:style-name="Tabela23.A1" office:value-type="string">
            <text:p text:style-name="P28"> <text:span text:style-name="T13">[FA1] Já existe outro usuário com os dados fornecidos.</text:span></text:p>
            <text:p text:style-name="P30">1.<text:span text:style-name="T14">        </text:span>O sistema informa que já existe outro usuário com os mesmos dados fornecido.</text:p>
          </table:table-cell>
        </table:table-row>
      </table:table>
      <text:p text:style-name="P23"/>
      <text:p text:style-name="P23"/>
      <text:p text:style-name="P23"/>
      <text:p text:style-name="P23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28"> <text:span text:style-name="T13">[UC21]</text:span></text:p>
          </table:table-cell>
          <table:table-cell table:style-name="Tabela24.A1" office:value-type="string">
            <text:h text:style-name="P18" text:outline-level="1"><text:bookmark-start text:name="__RefHeading__432_1794975504"/><text:span text:style-name="Fonte_20_parág._20_padrão"><text:span text:style-name="T12">Excluir Usuário</text:span></text:span><text:bookmark-end text:name="__RefHeading__432_1794975504"/></text:h>
          </table:table-cell>
        </table:table-row>
        <table:table-row>
          <table:table-cell table:style-name="Tabela24.A1" office:value-type="string">
            <text:p text:style-name="P28"> <text:span text:style-name="T13">Descrição:</text:span></text:p>
          </table:table-cell>
          <table:table-cell table:style-name="Tabela24.A1" office:value-type="string">
            <text:p text:style-name="P28">Dado um outro usuário cadastrado no sistema, o usuário deve ser capaz de exclui-lo</text:p>
          </table:table-cell>
        </table:table-row>
        <table:table-row>
          <table:table-cell table:style-name="Tabela24.A1" office:value-type="string">
            <text:p text:style-name="P28"> <text:span text:style-name="T13">Pré-condições:</text:span></text:p>
          </table:table-cell>
          <table:table-cell table:style-name="Tabela24.A1" office:value-type="string">
            <text:p text:style-name="P28">O usuário estar logado no sistema.<text:line-break/>Outro usuário deve estar cadastrado no sistema.</text:p>
          </table:table-cell>
        </table:table-row>
        <table:table-row>
          <table:table-cell table:style-name="Tabela24.A1" office:value-type="string">
            <text:p text:style-name="P28"> <text:span text:style-name="T13">Sucesso:</text:span></text:p>
          </table:table-cell>
          <table:table-cell table:style-name="Tabela24.A1" office:value-type="string">
            <text:p text:style-name="P28">O usuário é excluido com sucesso.</text:p>
          </table:table-cell>
        </table:table-row>
        <table:table-row>
          <table:table-cell table:style-name="Tabela24.A1" office:value-type="string">
            <text:p text:style-name="P28"> <text:span text:style-name="T13">Falha:</text:span></text:p>
          </table:table-cell>
          <table:table-cell table:style-name="Tabela24.A1" office:value-type="string">
            <text:p text:style-name="P28">O usuário não é excluido.</text:p>
          </table:table-cell>
        </table:table-row>
        <table:table-row>
          <table:table-cell table:style-name="Tabela24.A1" office:value-type="string">
            <text:p text:style-name="P28"> <text:span text:style-name="T13">Fluxo Principal:</text:span></text:p>
          </table:table-cell>
          <table:table-cell table:style-name="Tabela24.A1" office:value-type="string">
            <text:p text:style-name="P30">1.<text:span text:style-name="T14">        </text:span>O usuário faz a busca pelo outro usuário [UC19].</text:p>
            <text:p text:style-name="P30">2.<text:span text:style-name="T14">        </text:span>O usuário seleciona o outro usuário o qual deseja excluir.</text:p>
            <text:p text:style-name="P30">3.<text:span text:style-name="T14">        </text:span>O usuário confirma a exclusão.</text:p>
            <text:p text:style-name="P30">4.<text:span text:style-name="T14">        </text:span>O sistema informa que a exclusão foi feita com sucesso.</text:p>
          </table:table-cell>
        </table:table-row>
        <table:table-row>
          <table:table-cell table:style-name="Tabela24.A1" office:value-type="string">
            <text:p text:style-name="P28"> <text:span text:style-name="T13">Fluxo Alternativo:</text:span></text:p>
          </table:table-cell>
          <table:table-cell table:style-name="Tabela24.A1" office:value-type="string">
            <text:p text:style-name="P28"> </text:p>
          </table:table-cell>
        </table:table-row>
      </table:table>
      <text:p text:style-name="P23"><text:soft-page-break/></text:p>
      <text:p text:style-name="P23"/>
      <text:p text:style-name="P23"/>
      <text:p text:style-name="P23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28"> <text:span text:style-name="T13">[UC22]</text:span></text:p>
          </table:table-cell>
          <table:table-cell table:style-name="Tabela25.A1" office:value-type="string">
            <text:h text:style-name="P18" text:outline-level="1"><text:bookmark-start text:name="__RefHeading__434_1794975504"/><text:span text:style-name="Fonte_20_parág._20_padrão"><text:span text:style-name="T12">Verificar Títulos da Biblioteca</text:span></text:span><text:bookmark-end text:name="__RefHeading__434_1794975504"/></text:h>
          </table:table-cell>
        </table:table-row>
        <table:table-row>
          <table:table-cell table:style-name="Tabela25.A1" office:value-type="string">
            <text:p text:style-name="P28"> <text:span text:style-name="T13">Descrição:</text:span></text:p>
          </table:table-cell>
          <table:table-cell table:style-name="Tabela25.A1" office:value-type="string">
            <text:p text:style-name="P28">O usuário deve ser capaz de pesquisar livros na biblioteca através da busca pelo título ou trecho do livro.</text:p>
          </table:table-cell>
        </table:table-row>
        <table:table-row>
          <table:table-cell table:style-name="Tabela25.A1" office:value-type="string">
            <text:p text:style-name="P28"> <text:span text:style-name="T13">Pré-condições:</text:span></text:p>
          </table:table-cell>
          <table:table-cell table:style-name="Tabela25.A1" office:value-type="string">
            <text:p text:style-name="P28">O usuário estar logado no sistema.</text:p>
          </table:table-cell>
        </table:table-row>
        <table:table-row>
          <table:table-cell table:style-name="Tabela25.A1" office:value-type="string">
            <text:p text:style-name="P28"> <text:span text:style-name="T13">Sucesso:</text:span></text:p>
          </table:table-cell>
          <table:table-cell table:style-name="Tabela25.A1" office:value-type="string">
            <text:p text:style-name="P28">Os titulos são mostrados ao usuário.</text:p>
          </table:table-cell>
        </table:table-row>
        <table:table-row>
          <table:table-cell table:style-name="Tabela25.A1" office:value-type="string">
            <text:p text:style-name="P28"> <text:span text:style-name="T13">Falha:</text:span></text:p>
          </table:table-cell>
          <table:table-cell table:style-name="Tabela25.A1" office:value-type="string">
            <text:p text:style-name="P28"> A pesquisa não é efetuada.</text:p>
          </table:table-cell>
        </table:table-row>
        <table:table-row>
          <table:table-cell table:style-name="Tabela25.A1" office:value-type="string">
            <text:p text:style-name="P28"> <text:span text:style-name="T13">Fluxo Principal:</text:span></text:p>
          </table:table-cell>
          <table:table-cell table:style-name="Tabela25.A1" office:value-type="string">
            <text:p text:style-name="P30">1.<text:span text:style-name="T14">        </text:span>O usuário seleciona a opção de buscar títulos na biblioteca.</text:p>
            <text:p text:style-name="P30">2.<text:span text:style-name="T14">        </text:span>O sistema apresenta a ferramenta de busca para o usuário.</text:p>
            <text:p text:style-name="P30">3.<text:span text:style-name="T14">        </text:span>O usuário seleciona a forma pela qual deseja fazer a pesquisa(título ou trecho).</text:p>
            <text:p text:style-name="P30">4.<text:span text:style-name="T14">        </text:span>O usuário insere a chave pela qual deseja que o sistema procure[FA1][FA2].</text:p>
            <text:p text:style-name="P30">5.<text:span text:style-name="T14">        </text:span>O usuário confirma a busca.</text:p>
            <text:p text:style-name="P30">6.<text:span text:style-name="T14">        </text:span>O sistema mostra o resultado da pesquisa na base de dados da biblioteca em ordem alfabética.</text:p>
          </table:table-cell>
        </table:table-row>
        <table:table-row>
          <table:table-cell table:style-name="Tabela25.A1" office:value-type="string">
            <text:p text:style-name="P28"> <text:span text:style-name="T13">Fluxo Alternativo:</text:span></text:p>
          </table:table-cell>
          <table:table-cell table:style-name="Tabela25.A1" office:value-type="string">
            <text:p text:style-name="P28"> <text:span text:style-name="T13">[FA1] Nenhuma chave foi inserida para pesquisa</text:span></text:p>
            <text:p text:style-name="P30">1.<text:span text:style-name="T14">        </text:span>O sistema lista todos os títulos presente na base de dados da biblioteca.</text:p>
            <text:p text:style-name="P29">[FA2] Nenhum livro foi encontrado</text:p>
            <text:p text:style-name="P30">1.<text:span text:style-name="T14">        </text:span>O sistema não lista nenhum título</text:p>
            <text:p text:style-name="P30">2.<text:span text:style-name="T14">        </text:span>O sistema informa que não foi encontrado nenhum título com aquela chave</text:p>
          </table:table-cell>
        </table:table-row>
      </table:table>
      <text:p text:style-name="P23"/>
      <text:p text:style-name="P23"/>
      <text:p text:style-name="P23"/>
      <text:p text:style-name="P23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28"> <text:span text:style-name="T13">[UC23]</text:span></text:p>
          </table:table-cell>
          <table:table-cell table:style-name="Tabela26.A1" office:value-type="string">
            <text:h text:style-name="P18" text:outline-level="1"><text:bookmark-start text:name="__RefHeading__436_1794975504"/><text:span text:style-name="Fonte_20_parág._20_padrão"><text:span text:style-name="T12">Gerar Títulos de Livros da Biblioteca</text:span></text:span><text:bookmark-end text:name="__RefHeading__436_1794975504"/></text:h>
          </table:table-cell>
        </table:table-row>
        <table:table-row>
          <table:table-cell table:style-name="Tabela26.A1" office:value-type="string">
            <text:p text:style-name="P28"> <text:span text:style-name="T13">Descrição:</text:span></text:p>
          </table:table-cell>
          <table:table-cell table:style-name="Tabela26.A1" office:value-type="string">
            <text:p text:style-name="P28">O usuário deve ser capaz de pedir para o sistema gerar uma lista com os titulos que estão em falta na biblioteca de acordo<text:line-break/>com a bibliografia das disciplinas do seu instituto. Estes devem estar subdivididos em curso e disciplina.</text:p>
          </table:table-cell>
        </table:table-row>
        <table:table-row>
          <table:table-cell table:style-name="Tabela26.A1" office:value-type="string">
            <text:p text:style-name="P28"> <text:span text:style-name="T13">Pré-condições:</text:span></text:p>
          </table:table-cell>
          <table:table-cell table:style-name="Tabela26.A1" office:value-type="string">
            <text:p text:style-name="P28">O usuário estar logado.</text:p>
          </table:table-cell>
        </table:table-row>
        <table:table-row>
          <table:table-cell table:style-name="Tabela26.A1" office:value-type="string">
            <text:p text:style-name="P28"> <text:span text:style-name="T13">Sucesso:</text:span></text:p>
          </table:table-cell>
          <table:table-cell table:style-name="Tabela26.A1" office:value-type="string">
            <text:p text:style-name="P28">Uma lista com os títulos é gerada.</text:p>
          </table:table-cell>
        </table:table-row>
        <table:table-row>
          <table:table-cell table:style-name="Tabela26.A1" office:value-type="string">
            <text:p text:style-name="P28"> <text:span text:style-name="T13">Falha:</text:span></text:p>
          </table:table-cell>
          <table:table-cell table:style-name="Tabela26.A1" office:value-type="string">
            <text:p text:style-name="P28">Nenhuma lista é gerada.</text:p>
          </table:table-cell>
        </table:table-row>
        <text:soft-page-break/>
        <table:table-row>
          <table:table-cell table:style-name="Tabela26.A1" office:value-type="string">
            <text:p text:style-name="P28"> <text:span text:style-name="T13">Fluxo Principal:</text:span></text:p>
          </table:table-cell>
          <table:table-cell table:style-name="Tabela26.A1" office:value-type="string">
            <text:p text:style-name="P30">1.<text:span text:style-name="T14">        </text:span>O usuário seleciona a opção de gerar títulos em falta.</text:p>
            <text:p text:style-name="P30">2.<text:span text:style-name="T14">        </text:span>O sistema gera uma lista com os títulos.</text:p>
          </table:table-cell>
        </table:table-row>
        <table:table-row>
          <table:table-cell table:style-name="Tabela26.A1" office:value-type="string">
            <text:p text:style-name="P28"> <text:span text:style-name="T13">Fluxo Alternativo:</text:span></text:p>
          </table:table-cell>
          <table:table-cell table:style-name="Tabela26.A1" office:value-type="string">
            <text:p text:style-name="P28"> 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28"> <text:span text:style-name="T13">[UC24]</text:span></text:p>
          </table:table-cell>
          <table:table-cell table:style-name="Tabela27.A1" office:value-type="string">
            <text:h text:style-name="P18" text:outline-level="1"><text:bookmark-start text:name="__RefHeading__438_1794975504"/><text:span text:style-name="Fonte_20_parág._20_padrão"><text:span text:style-name="T12">Excluir Itens da Lista de Títulos</text:span></text:span><text:bookmark-end text:name="__RefHeading__438_1794975504"/></text:h>
          </table:table-cell>
        </table:table-row>
        <table:table-row>
          <table:table-cell table:style-name="Tabela27.A1" office:value-type="string">
            <text:p text:style-name="P28"> <text:span text:style-name="T13">Descrição:</text:span></text:p>
          </table:table-cell>
          <table:table-cell table:style-name="Tabela27.A1" office:value-type="string">
            <text:p text:style-name="P28">Dado a lista com os títulos gerados, o usuário pode ser capaz de excluir itens desta.</text:p>
          </table:table-cell>
        </table:table-row>
        <table:table-row>
          <table:table-cell table:style-name="Tabela27.A1" office:value-type="string">
            <text:p text:style-name="P28"> <text:span text:style-name="T13">Pré-condições:</text:span></text:p>
          </table:table-cell>
          <table:table-cell table:style-name="Tabela27.A1" office:value-type="string">
            <text:p text:style-name="P28">O usuário estar logado.<text:line-break/>Ter a lista de títulos gerada [UC23].</text:p>
          </table:table-cell>
        </table:table-row>
        <table:table-row>
          <table:table-cell table:style-name="Tabela27.A1" office:value-type="string">
            <text:p text:style-name="P28"> <text:span text:style-name="T13">Sucesso:</text:span></text:p>
          </table:table-cell>
          <table:table-cell table:style-name="Tabela27.A1" office:value-type="string">
            <text:p text:style-name="P28">Os itens são excluidos com sucesso.</text:p>
          </table:table-cell>
        </table:table-row>
        <table:table-row>
          <table:table-cell table:style-name="Tabela27.A1" office:value-type="string">
            <text:p text:style-name="P28"> <text:span text:style-name="T13">Falha:</text:span></text:p>
          </table:table-cell>
          <table:table-cell table:style-name="Tabela27.A1" office:value-type="string">
            <text:p text:style-name="P28">Os itens não são excluidos.</text:p>
          </table:table-cell>
        </table:table-row>
        <table:table-row>
          <table:table-cell table:style-name="Tabela27.A1" office:value-type="string">
            <text:p text:style-name="P28"> <text:span text:style-name="T13">Fluxo Principal:</text:span></text:p>
          </table:table-cell>
          <table:table-cell table:style-name="Tabela27.A1" office:value-type="string">
            <text:p text:style-name="P30">1.<text:span text:style-name="T14">        </text:span>O usuário seleciona os itens desejados.</text:p>
            <text:p text:style-name="P30">2.<text:span text:style-name="T14">        </text:span>O usuário seleciona a opção excluir.</text:p>
            <text:p text:style-name="P30">3.<text:span text:style-name="T14">        </text:span>O sistema avisa que os itens foram excluidos.</text:p>
          </table:table-cell>
        </table:table-row>
        <table:table-row>
          <table:table-cell table:style-name="Tabela27.A1" office:value-type="string">
            <text:p text:style-name="P28"> <text:span text:style-name="T13">Fluxo Alternativo:</text:span></text:p>
          </table:table-cell>
          <table:table-cell table:style-name="Tabela27.A1" office:value-type="string">
            <text:p text:style-name="P28"> 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28"> <text:span text:style-name="T13">[UC25]</text:span></text:p>
          </table:table-cell>
          <table:table-cell table:style-name="Tabela28.A1" office:value-type="string">
            <text:h text:style-name="P18" text:outline-level="1"><text:bookmark-start text:name="__RefHeading__440_1794975504"/><text:span text:style-name="Fonte_20_parág._20_padrão"><text:span text:style-name="T12">Gerar cotação</text:span></text:span><text:bookmark-end text:name="__RefHeading__440_1794975504"/></text:h>
          </table:table-cell>
        </table:table-row>
        <table:table-row>
          <table:table-cell table:style-name="Tabela28.A1" office:value-type="string">
            <text:p text:style-name="P28"> <text:span text:style-name="T13">Descrição:</text:span></text:p>
          </table:table-cell>
          <table:table-cell table:style-name="Tabela28.A1" office:value-type="string">
            <text:p text:style-name="P28">Dado a lista com os títulos gerados, o usuário pode ser capaz de gerar a cotação de cada título, assim informando o preço <text:line-break/>de no minimo 3 lojas e o preço medio entre elas. Estas informações devem ser mostradas subdivididas por cursos e disciplinas.</text:p>
          </table:table-cell>
        </table:table-row>
        <table:table-row>
          <table:table-cell table:style-name="Tabela28.A1" office:value-type="string">
            <text:p text:style-name="P28"> <text:span text:style-name="T13">Pré-condições:</text:span></text:p>
          </table:table-cell>
          <table:table-cell table:style-name="Tabela28.A1" office:value-type="string">
            <text:p text:style-name="P28">O usuário estar logado.<text:line-break/>Ter a lista de títulos gerada [UC23].</text:p>
          </table:table-cell>
        </table:table-row>
        <table:table-row>
          <table:table-cell table:style-name="Tabela28.A1" office:value-type="string">
            <text:p text:style-name="P28"> <text:span text:style-name="T13">Sucesso:</text:span></text:p>
          </table:table-cell>
          <table:table-cell table:style-name="Tabela28.A1" office:value-type="string">
            <text:p text:style-name="P28">A cotação é feita com sucesso.</text:p>
          </table:table-cell>
        </table:table-row>
        <table:table-row>
          <table:table-cell table:style-name="Tabela28.A1" office:value-type="string">
            <text:p text:style-name="P28"> <text:span text:style-name="T13">Falha:</text:span></text:p>
          </table:table-cell>
          <table:table-cell table:style-name="Tabela28.A1" office:value-type="string">
            <text:p text:style-name="P28">O sistema avisa que a cotação não foi feita.</text:p>
          </table:table-cell>
        </table:table-row>
        <table:table-row>
          <table:table-cell table:style-name="Tabela28.A1" office:value-type="string">
            <text:p text:style-name="P28"> <text:span text:style-name="T13">Fluxo Principal:</text:span></text:p>
          </table:table-cell>
          <table:table-cell table:style-name="Tabela28.A1" office:value-type="string">
            <text:p text:style-name="P30">1.<text:span text:style-name="T14">        </text:span>O usuário seleciona a opção de gerar cotação.[FA1][FA2]</text:p>
            <text:p text:style-name="P30">2.<text:span text:style-name="T14">        </text:span>O sistema informa que a cotação foi feita com sucesso.</text:p>
            <text:p text:style-name="P30">3.<text:span text:style-name="T14">        </text:span>O sistema mostra a cotação feita.</text:p>
          </table:table-cell>
        </table:table-row>
        <table:table-row>
          <table:table-cell table:style-name="Tabela28.A1" office:value-type="string">
            <text:p text:style-name="P28"> <text:span text:style-name="T13">Fluxo Alternativo:</text:span></text:p>
          </table:table-cell>
          <table:table-cell table:style-name="Tabela28.A1" office:value-type="string">
            <text:p text:style-name="P29">[FA1] Certos livros não foram cotados</text:p>
            <text:p text:style-name="P30">1.<text:span text:style-name="T14">        </text:span>O sistema informa que alguns livros não foram cotados, devido a <text:soft-page-break/>indisponibilidade do mesmo no local da cotação.</text:p>
            <text:p text:style-name="P29">[FA2] Certos livros foram cotados parcialmente</text:p>
            <text:p text:style-name="P30">1.<text:span text:style-name="T14">        </text:span>O sistema informa que alguns livros foram cotados em menos de 3 lojas.</text:p>
            <text:p text:style-name="P30">2.<text:span text:style-name="T14">        </text:span>O sistema mostra as cotações nas lojas realizadas com sucesso.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28"> <text:span text:style-name="T13">[UC26]</text:span></text:p>
          </table:table-cell>
          <table:table-cell table:style-name="Tabela29.A1" office:value-type="string">
            <text:h text:style-name="P18" text:outline-level="1"><text:bookmark-start text:name="__RefHeading__442_1794975504"/><text:span text:style-name="Fonte_20_parág._20_padrão"><text:span text:style-name="T12">Salvar Cotação</text:span></text:span><text:bookmark-end text:name="__RefHeading__442_1794975504"/></text:h>
          </table:table-cell>
        </table:table-row>
        <table:table-row>
          <table:table-cell table:style-name="Tabela29.A1" office:value-type="string">
            <text:p text:style-name="P28"> <text:span text:style-name="T13">Descrição:</text:span></text:p>
          </table:table-cell>
          <table:table-cell table:style-name="Tabela29.A1" office:value-type="string">
            <text:p text:style-name="P28">Seja uma cotação gerada, o usuário pode ser capaz de salvar esta cotação.</text:p>
          </table:table-cell>
        </table:table-row>
        <table:table-row>
          <table:table-cell table:style-name="Tabela29.A1" office:value-type="string">
            <text:p text:style-name="P28"> <text:span text:style-name="T13">Pré-condições:</text:span></text:p>
          </table:table-cell>
          <table:table-cell table:style-name="Tabela29.A1" office:value-type="string">
            <text:p text:style-name="P28">O usuário estar logado.<text:line-break/>A cotação ter sido gerada [UC25].</text:p>
          </table:table-cell>
        </table:table-row>
        <table:table-row>
          <table:table-cell table:style-name="Tabela29.A1" office:value-type="string">
            <text:p text:style-name="P28"> <text:span text:style-name="T13">Sucesso:</text:span></text:p>
          </table:table-cell>
          <table:table-cell table:style-name="Tabela29.A1" office:value-type="string">
            <text:p text:style-name="P28">A cotação é salva.</text:p>
          </table:table-cell>
        </table:table-row>
        <table:table-row>
          <table:table-cell table:style-name="Tabela29.A1" office:value-type="string">
            <text:p text:style-name="P28"> <text:span text:style-name="T13">Falha:</text:span></text:p>
          </table:table-cell>
          <table:table-cell table:style-name="Tabela29.A1" office:value-type="string">
            <text:p text:style-name="P28">O sistema informa que a cotação não foi salva.</text:p>
          </table:table-cell>
        </table:table-row>
        <table:table-row>
          <table:table-cell table:style-name="Tabela29.A1" office:value-type="string">
            <text:p text:style-name="P28"> <text:span text:style-name="T13">Fluxo Principal:</text:span></text:p>
          </table:table-cell>
          <table:table-cell table:style-name="Tabela29.A1" office:value-type="string">
            <text:p text:style-name="P30">1.<text:span text:style-name="T14">        </text:span>O usuário seleciona a opção de salvar a cotação.</text:p>
            <text:p text:style-name="P30">2.<text:span text:style-name="T14">        </text:span>O sistema informa que a cotação foi salva com sucesso.</text:p>
          </table:table-cell>
        </table:table-row>
        <table:table-row>
          <table:table-cell table:style-name="Tabela29.A1" office:value-type="string">
            <text:p text:style-name="P28"> <text:span text:style-name="T13">Fluxo Alternativo:</text:span></text:p>
          </table:table-cell>
          <table:table-cell table:style-name="Tabela29.A1" office:value-type="string">
            <text:p text:style-name="P28"> </text:p>
          </table:table-cell>
        </table:table-row>
      </table:table>
      <text:p text:style-name="P23"/>
      <text:p text:style-name="P23"/>
      <text:p text:style-name="P23"/>
      <text:p text:style-name="P24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28"> <text:span text:style-name="T13">[UC27]</text:span></text:p>
          </table:table-cell>
          <table:table-cell table:style-name="Tabela30.A1" office:value-type="string">
            <text:h text:style-name="P20" text:outline-level="1"><text:bookmark-start text:name="__RefHeading__444_1794975504"/><text:span text:style-name="Fonte_20_parág._20_padrão"><text:span text:style-name="T5">Pesquisar Cotações Salvas</text:span></text:span><text:bookmark-end text:name="__RefHeading__444_1794975504"/></text:h>
          </table:table-cell>
        </table:table-row>
        <table:table-row>
          <table:table-cell table:style-name="Tabela30.A1" office:value-type="string">
            <text:p text:style-name="P28"> <text:span text:style-name="T13">Descrição:</text:span></text:p>
          </table:table-cell>
          <table:table-cell table:style-name="Tabela30.A1" office:value-type="string">
            <text:p text:style-name="P28">Dado que tenha uma ou varias cotações salvas, o usuário deve ser capaz de fazer buscas por estas cotações, sendo estas através de <text:line-break/>data, valor ou quantidade de títulos cotados.</text:p>
          </table:table-cell>
        </table:table-row>
        <table:table-row>
          <table:table-cell table:style-name="Tabela30.A1" office:value-type="string">
            <text:p text:style-name="P28"> <text:span text:style-name="T13">Pré-condições:</text:span></text:p>
          </table:table-cell>
          <table:table-cell table:style-name="Tabela30.A1" office:value-type="string">
            <text:p text:style-name="P28">O usuário estar logado.<text:line-break/>Ter no mínimo uma cotação salva.</text:p>
          </table:table-cell>
        </table:table-row>
        <table:table-row>
          <table:table-cell table:style-name="Tabela30.A1" office:value-type="string">
            <text:p text:style-name="P28"> <text:span text:style-name="T13">Sucesso:</text:span></text:p>
          </table:table-cell>
          <table:table-cell table:style-name="Tabela30.A1" office:value-type="string">
            <text:p text:style-name="P28">A pesquisa das cotações é realizada.</text:p>
          </table:table-cell>
        </table:table-row>
        <table:table-row>
          <table:table-cell table:style-name="Tabela30.A1" office:value-type="string">
            <text:p text:style-name="P28"> <text:span text:style-name="T13">Falha:</text:span></text:p>
          </table:table-cell>
          <table:table-cell table:style-name="Tabela30.A1" office:value-type="string">
            <text:p text:style-name="P28">O sistema informa que a pesquisa não foi realizada.</text:p>
          </table:table-cell>
        </table:table-row>
        <table:table-row>
          <table:table-cell table:style-name="Tabela30.A1" office:value-type="string">
            <text:p text:style-name="P28"> <text:span text:style-name="T13">Fluxo Principal:</text:span></text:p>
          </table:table-cell>
          <table:table-cell table:style-name="Tabela30.A1" office:value-type="string">
            <text:p text:style-name="P30">1.<text:span text:style-name="T14">        </text:span>O usuário seleciona a opção de pesquisar cotações salvas.</text:p>
            <text:p text:style-name="P30">2.<text:span text:style-name="T14">        </text:span>O usuário seleciona por qual forma deseja pesquisar(data, valor ou quantidade de títulos cotados).</text:p>
            <text:p text:style-name="P30">3.<text:span text:style-name="T14">        </text:span>O usuário insere a chave pela qual deseja pesquisar.</text:p>
            <text:p text:style-name="P30">4.<text:span text:style-name="T14">        </text:span>O usuário confirma a busca.[FA1][FA2]</text:p>
            <text:p text:style-name="P30">5.<text:span text:style-name="T14">        </text:span>O sistema mostra os resultados encontrados pela busca.</text:p>
          </table:table-cell>
        </table:table-row>
        <table:table-row>
          <table:table-cell table:style-name="Tabela30.A1" office:value-type="string">
            <text:p text:style-name="P28"> <text:span text:style-name="T13">Fluxo Alternativo</text:span><text:soft-page-break/><text:span text:style-name="T13">:</text:span></text:p>
          </table:table-cell>
          <table:table-cell table:style-name="Tabela30.A1" office:value-type="string">
            <text:p text:style-name="P29">[FA1] Nenhuma cotação salva</text:p>
            <text:p text:style-name="P30"><text:soft-page-break/>1.<text:span text:style-name="T14">        </text:span>O sistema informa que não existe nenhuma cotação salva.</text:p>
            <text:p text:style-name="P29">[FA2] Nenhuma cotação encontrada</text:p>
            <text:p text:style-name="P30">1.<text:span text:style-name="T14">        </text:span>O sistema informa que nenhuma cotação foi encontrada pela determinada chave de busca.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28"> <text:span text:style-name="T13">[UC28]</text:span></text:p>
          </table:table-cell>
          <table:table-cell table:style-name="Tabela31.A1" office:value-type="string">
            <text:h text:style-name="P20" text:outline-level="1"><text:bookmark-start text:name="__RefHeading__446_1794975504"/><text:span text:style-name="Fonte_20_parág._20_padrão"><text:span text:style-name="T5">Editar Cotação Salva</text:span></text:span><text:bookmark-end text:name="__RefHeading__446_1794975504"/></text:h>
          </table:table-cell>
        </table:table-row>
        <table:table-row>
          <table:table-cell table:style-name="Tabela31.A1" office:value-type="string">
            <text:p text:style-name="P28"> <text:span text:style-name="T13">Descrição:</text:span></text:p>
          </table:table-cell>
          <table:table-cell table:style-name="Tabela31.A1" office:value-type="string">
            <text:p text:style-name="P28">Dado que tenha uma ou varias cotações salvas, o usuário deve ser capaz de excluir itens dentro desta cotação. </text:p>
          </table:table-cell>
        </table:table-row>
        <table:table-row>
          <table:table-cell table:style-name="Tabela31.A1" office:value-type="string">
            <text:p text:style-name="P28"> <text:span text:style-name="T13">Pré-condições:</text:span></text:p>
          </table:table-cell>
          <table:table-cell table:style-name="Tabela31.A1" office:value-type="string">
            <text:p text:style-name="P28">O usuário estar logado.<text:line-break/>Ter no mínimo uma cotação salva.</text:p>
          </table:table-cell>
        </table:table-row>
        <table:table-row>
          <table:table-cell table:style-name="Tabela31.A1" office:value-type="string">
            <text:p text:style-name="P28"> <text:span text:style-name="T13">Sucesso:</text:span></text:p>
          </table:table-cell>
          <table:table-cell table:style-name="Tabela31.A1" office:value-type="string">
            <text:p text:style-name="P28">A edição é feita com sucesso.</text:p>
          </table:table-cell>
        </table:table-row>
        <table:table-row>
          <table:table-cell table:style-name="Tabela31.A1" office:value-type="string">
            <text:p text:style-name="P28"> <text:span text:style-name="T13">Falha:</text:span></text:p>
          </table:table-cell>
          <table:table-cell table:style-name="Tabela31.A1" office:value-type="string">
            <text:p text:style-name="P28">O sistema informa que não foi possível realizar a edição.</text:p>
          </table:table-cell>
        </table:table-row>
        <table:table-row>
          <table:table-cell table:style-name="Tabela31.A1" office:value-type="string">
            <text:p text:style-name="P28"> <text:span text:style-name="T13">Fluxo Principal:</text:span></text:p>
          </table:table-cell>
          <table:table-cell table:style-name="Tabela31.A1" office:value-type="string">
            <text:p text:style-name="P30">1.<text:span text:style-name="T14">        </text:span>O usuário faz a busca por uma cotação.[UC27]</text:p>
            <text:p text:style-name="P30">2.<text:span text:style-name="T14">        </text:span>O usuário seleciona a cotação que deseja editar.</text:p>
            <text:p text:style-name="P30">3.<text:span text:style-name="T14">        </text:span>O usuário seleciona a opção editar.</text:p>
            <text:p text:style-name="P30">4.<text:span text:style-name="T14">        </text:span>O usuário faz edita a cotação.</text:p>
            <text:p text:style-name="P30">5.<text:span text:style-name="T14">        </text:span>O usuário seleciona a opção finalizar edição.</text:p>
            <text:p text:style-name="P30">6.<text:span text:style-name="T14">        </text:span>O sistema informa que a edição foi feita com sucesso.</text:p>
          </table:table-cell>
        </table:table-row>
        <table:table-row>
          <table:table-cell table:style-name="Tabela31.A1" office:value-type="string">
            <text:p text:style-name="P28"> <text:span text:style-name="T13">Fluxo Alternativo:</text:span></text:p>
          </table:table-cell>
          <table:table-cell table:style-name="Tabela31.A1" office:value-type="string">
            <text:p text:style-name="P28"> 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28"> <text:span text:style-name="T13">[UC29]</text:span></text:p>
          </table:table-cell>
          <table:table-cell table:style-name="Tabela32.A1" office:value-type="string">
            <text:h text:style-name="P18" text:outline-level="1"><text:bookmark-start text:name="__RefHeading__448_1794975504"/><text:span text:style-name="Fonte_20_parág._20_padrão"><text:span text:style-name="T12">Gerar Planilha com os Títulos para Pedido</text:span></text:span><text:bookmark-end text:name="__RefHeading__448_1794975504"/></text:h>
          </table:table-cell>
        </table:table-row>
        <table:table-row>
          <table:table-cell table:style-name="Tabela32.A1" office:value-type="string">
            <text:p text:style-name="P28"> <text:span text:style-name="T13">Descrição:</text:span></text:p>
          </table:table-cell>
          <table:table-cell table:style-name="Tabela32.A1" office:value-type="string">
            <text:p text:style-name="P28">Dado que tenha uma ou varias cotações salvas, o usuário deve ser capaz de gerar uma planilha com o template adotado pela biblioteca<text:line-break/>para fazer os pedido. Podendo também deselecionar itens que não para que apareçam na planilha.</text:p>
          </table:table-cell>
        </table:table-row>
        <table:table-row>
          <table:table-cell table:style-name="Tabela32.A1" office:value-type="string">
            <text:p text:style-name="P28"> <text:span text:style-name="T13">Pré-condições:</text:span></text:p>
          </table:table-cell>
          <table:table-cell table:style-name="Tabela32.A1" office:value-type="string">
            <text:p text:style-name="P28">O usuário estar logado.<text:line-break/>Ter no mínimo uma cotação salva. </text:p>
          </table:table-cell>
        </table:table-row>
        <table:table-row>
          <table:table-cell table:style-name="Tabela32.A1" office:value-type="string">
            <text:p text:style-name="P28"> <text:span text:style-name="T13">Sucesso:</text:span></text:p>
          </table:table-cell>
          <table:table-cell table:style-name="Tabela32.A1" office:value-type="string">
            <text:p text:style-name="P28">A planilha é gerada com sucesso.</text:p>
          </table:table-cell>
        </table:table-row>
        <table:table-row>
          <table:table-cell table:style-name="Tabela32.A1" office:value-type="string">
            <text:p text:style-name="P28"> <text:span text:style-name="T13">Falha:</text:span></text:p>
          </table:table-cell>
          <table:table-cell table:style-name="Tabela32.A1" office:value-type="string">
            <text:p text:style-name="P28">O sistema informa que a planilha não foi gerada.</text:p>
          </table:table-cell>
        </table:table-row>
        <table:table-row>
          <table:table-cell table:style-name="Tabela32.A1" office:value-type="string">
            <text:p text:style-name="P28"> <text:span text:style-name="T13">Fluxo Principal:</text:span></text:p>
          </table:table-cell>
          <table:table-cell table:style-name="Tabela32.A1" office:value-type="string">
            <text:p text:style-name="P30">1.<text:span text:style-name="T14">        </text:span>O usuário faz a busca por uma cotação.[UC27]</text:p>
            <text:p text:style-name="P30"><text:soft-page-break/>2.<text:span text:style-name="T14">        </text:span>O usuário seleciona a cotação que deseja gerar a planilha.</text:p>
            <text:p text:style-name="P30">3.<text:span text:style-name="T14">        </text:span>O sistema mostra a cotação.</text:p>
            <text:p text:style-name="P30">4.<text:span text:style-name="T14">        </text:span>O usuário seleciona a opção de exportar para planilha.</text:p>
            <text:p text:style-name="P30">5.<text:span text:style-name="T14">        </text:span>O sistema habilita o usuário para selecionar alguns itens da cotação que deseja ser exportado para a planilha.</text:p>
            <text:p text:style-name="P30">6.<text:span text:style-name="T14">        </text:span>O usuário informa a quantidade de cada item que deseja. [FA1]</text:p>
            <text:p text:style-name="P30">7.<text:span text:style-name="T14">        </text:span>O usuário confirma a geração da planilha.</text:p>
            <text:p text:style-name="P30">8.<text:span text:style-name="T14">        </text:span>O sistema avisa que a planilha foi gerada.</text:p>
            <text:p text:style-name="P30">9.<text:span text:style-name="T14">        </text:span>O sistema mostra a planilha gerada.</text:p>
          </table:table-cell>
        </table:table-row>
        <table:table-row>
          <table:table-cell table:style-name="Tabela32.A1" office:value-type="string">
            <text:p text:style-name="P28"> <text:span text:style-name="T13">Fluxo Alternativo:</text:span></text:p>
          </table:table-cell>
          <table:table-cell table:style-name="Tabela32.A1" office:value-type="string">
            <text:p text:style-name="P28"> <text:span text:style-name="T13">[FA1] Valores não informados</text:span></text:p>
            <text:p text:style-name="P30">1.<text:span text:style-name="T14">        </text:span>O sistema avisa que existem itens selecionados para serem exportados, que não possuem quantidade.</text:p>
          </table:table-cell>
        </table:table-row>
      </table:table>
      <text:p text:style-name="P21"/>
      <text:h text:style-name="P16" text:outline-level="1"><text:span text:style-name="Fonte_20_parág._20_padrão"><text:span text:style-name="T6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/>
    <style:font-face style:name="Times New Roman1" svg:font-family="'Times New Roman'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F" fo:font-size="10pt" fo:letter-spacing="normal" fo:language="pt" fo:country="BR" fo:font-style="normal" style:text-underline-style="none" fo:font-weight="normal" style:letter-kerning="true" style:font-name-asian="F" style:font-size-asian="10pt" style:language-asian="pt" style:country-asian="BR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text-properties officeooo:paragraph-rsid="0016a6d4"/>
    </style:style>
    <style:style style:name="MP3" style:family="paragraph" style:parent-style-name="Standard">
      <style:paragraph-properties fo:margin-top="0cm" fo:margin-bottom="0cm" style:contextual-spacing="false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officeooo:rsid="0016a6d4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8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RCU_ReutilizacaoCasosDeUso </text:span></text:span><text:span text:style-name="Fonte_20_parág._20_padrão"><text:span text:style-name="MT2">Versão 0.1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3">Fábrica de Software – Instituto de Informática – Universidade Federal de Goiás</text:span></text:span></text:p>
              <text:p text:style-name="MP4"><text:span text:style-name="Fonte_20_parág._20_padrão"><text:span text:style-name="MT3">SGB – Sistema de Gestão Bibliográfica</text:span></text:span></text:p>
              <text:p text:style-name="MP5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10T15:46:16.82</dc:date>
    <meta:editing-cycles>8</meta:editing-cycles>
    <meta:editing-duration>PT41M38S</meta:editing-duration>
    <meta:document-statistic meta:table-count="31" meta:image-count="3" meta:object-count="0" meta:page-count="18" meta:paragraph-count="587" meta:word-count="3371" meta:character-count="21282" meta:non-whitespace-character-count="17166"/>
    <meta:template xlink:type="simple" xlink:actuate="onRequest" xlink:title="" xlink:href="file:///C:/Documents%20and%20Settings/casa%20dos%20musicos/Configurações%20locais/Temp/SGB_TEMPL_TemplateDocumentos.odt/Normal.dotm"/>
  </office:meta>
</office:document-meta>
</file>